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Times New Roman1" svg:font-family="'Times New Roman'" style:font-family-generic="roman"/>
    <style:font-face style:name="Goudy1" svg:font-family="Goudy" style:font-adornments="Regular"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Goudy Old Style" svg:font-family="'Goudy Old Style'" style:font-adornments="Regular"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6" style:family="table">
      <style:table-properties style:width="3.6875in" fo:margin-left="-0.0007in" fo:margin-top="0.0201in" fo:margin-bottom="0.0597in" table:align="left" style:writing-mode="lr-tb"/>
    </style:style>
    <style:style style:name="Table6.A" style:family="table-column">
      <style:table-column-properties style:column-width="3.6875in"/>
    </style:style>
    <style:style style:name="Table6.1" style:family="table-row">
      <style:table-row-properties style:min-row-height="0.8771in" fo:keep-together="auto"/>
    </style:style>
    <style:style style:name="Table6.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6236in" fo:keep-together="always"/>
    </style:style>
    <style:style style:name="Table2.A1" style:family="table-cell">
      <style:table-cell-properties fo:padding="0.0694in" fo:border="1pt solid #980000"/>
    </style:style>
    <style:style style:name="Table4" style:family="table">
      <style:table-properties style:width="3.6903in" fo:margin-left="-0.0007in" fo:margin-top="0in" fo:margin-bottom="0in" table:align="left" style:may-break-between-rows="false" style:writing-mode="lr-tb"/>
    </style:style>
    <style:style style:name="Table4.A" style:family="table-column">
      <style:table-column-properties style:column-width="3.6903in"/>
    </style:style>
    <style:style style:name="Table4.1" style:family="table-row">
      <style:table-row-properties style:min-row-height="1.7535in" fo:keep-together="always"/>
    </style:style>
    <style:style style:name="Table4.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2486in" fo:keep-together="always"/>
    </style:style>
    <style:style style:name="Table3.A1" style:family="table-cell">
      <style:table-cell-properties fo:padding="0.0694in" fo:border="1pt solid #980000"/>
    </style:style>
    <style:style style:name="Table10" style:family="table">
      <style:table-properties style:width="3.6875in" fo:margin-left="-0.0007in" fo:margin-top="0in" fo:margin-bottom="0in" table:align="left"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12" style:family="table">
      <style:table-properties style:width="3.6875in" fo:margin-left="-0.0007in" fo:margin-top="0in" fo:margin-bottom="0in" table:align="left" style:writing-mode="lr-tb"/>
    </style:style>
    <style:style style:name="Table12.A" style:family="table-column">
      <style:table-column-properties style:column-width="3.6875in"/>
    </style:style>
    <style:style style:name="Table12.1" style:family="table-row">
      <style:table-row-properties fo:keep-together="auto"/>
    </style:style>
    <style:style style:name="Table12.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7" style:family="table">
      <style:table-properties style:width="3.65in" fo:margin-left="0.0007in" fo:margin-top="0in" fo:margin-bottom="0.0403in" table:align="left" style:may-break-between-rows="false"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Exalted">
      <style:paragraph-properties fo:margin-top="0in" fo:margin-bottom="0.1in" style:contextual-spacing="false" fo:orphans="0" fo:widows="0"/>
      <style:text-properties fo:language="en" fo:country="US" officeooo:rsid="01257bfe" officeooo:paragraph-rsid="013cb003" style:font-size-complex="10pt" style:font-style-complex="normal" style:font-weight-complex="bold"/>
    </style:style>
    <style:style style:name="P5" style:family="paragraph" style:parent-style-name="Exalted">
      <style:paragraph-properties fo:margin-top="0in" fo:margin-bottom="0.1in" style:contextual-spacing="false" fo:orphans="0" fo:widows="0"/>
      <style:text-properties fo:language="en" fo:country="US" officeooo:rsid="0126810d" officeooo:paragraph-rsid="013cb003" style:font-size-complex="10pt" style:font-style-complex="normal" style:font-weight-complex="bold"/>
    </style:style>
    <style:style style:name="P6"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3cb003"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7" style:family="paragraph" style:parent-style-name="Exalted">
      <style:paragraph-properties fo:margin-top="0in" fo:margin-bottom="0.139in" style:contextual-spacing="false" fo:line-height="100%"/>
      <style:text-properties fo:language="en" fo:country="US" officeooo:paragraph-rsid="01c71e0b"/>
    </style:style>
    <style:style style:name="P8"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1d9df94" officeooo:paragraph-rsid="01d9df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1d9df94" officeooo:paragraph-rsid="01db0d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84a64a"/>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184a64a"/>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1" fo:font-size="10pt" fo:language="en" fo:country="none"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184a64a"/>
    </style:style>
    <style:style style:name="P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184a64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275f42"/>
    </style:style>
    <style:style style:name="P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275f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font-weight="bold" officeooo:rsid="0128ef08" officeooo:paragraph-rsid="0128ef0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font-weight="bold" officeooo:rsid="012b73f3" officeooo:paragraph-rsid="012b73f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84a64a"/>
    </style:style>
    <style:style style:name="P27" style:family="paragraph" style:parent-style-name="Table_20_Heading">
      <style:paragraph-properties fo:margin-top="0.0402in" fo:margin-bottom="0.0799in" style:contextual-spacing="false" fo:orphans="0" fo:widows="0"/>
      <style:text-properties fo:language="en" fo:country="US"/>
    </style:style>
    <style:style style:name="P28" style:family="paragraph" style:parent-style-name="Table_20_Heading">
      <style:paragraph-properties fo:margin-top="0.0402in" fo:margin-bottom="0.0799in" style:contextual-spacing="false" fo:orphans="0" fo:widows="0"/>
      <style:text-properties fo:language="en" fo:country="US" officeooo:paragraph-rsid="0184a64a"/>
    </style:style>
    <style:style style:name="P29" style:family="paragraph" style:parent-style-name="Table_20_Heading">
      <style:paragraph-properties fo:margin-top="0.0402in" fo:margin-bottom="0.0799in" style:contextual-spacing="false" fo:orphans="0" fo:widows="0"/>
    </style:style>
    <style:style style:name="P30" style:family="paragraph" style:parent-style-name="Table_20_Heading">
      <style:paragraph-properties fo:margin-top="0.0402in" fo:margin-bottom="0.0799in" style:contextual-spacing="false" fo:orphans="0" fo:widows="0" fo:keep-with-next="always"/>
      <style:text-properties fo:language="en" fo:country="US" officeooo:paragraph-rsid="0184a64a"/>
    </style:style>
    <style:style style:name="P31" style:family="paragraph" style:parent-style-name="Exalted">
      <style:text-properties fo:language="en" fo:country="US"/>
    </style:style>
    <style:style style:name="P32" style:family="paragraph" style:parent-style-name="Exalted">
      <style:text-properties fo:language="en" fo:country="US" officeooo:rsid="005cfb8b" officeooo:paragraph-rsid="005cfb8b"/>
    </style:style>
    <style:style style:name="P33" style:family="paragraph" style:parent-style-name="Exalted">
      <style:text-properties fo:language="en" fo:country="US" officeooo:paragraph-rsid="013466f6"/>
    </style:style>
    <style:style style:name="P34" style:family="paragraph" style:parent-style-name="Exalted">
      <style:text-properties fo:language="en" fo:country="US" officeooo:paragraph-rsid="0135302d"/>
    </style:style>
    <style:style style:name="P35" style:family="paragraph" style:parent-style-name="Exalted">
      <style:text-properties fo:language="en" fo:country="US" officeooo:paragraph-rsid="013b787c"/>
    </style:style>
    <style:style style:name="P36" style:family="paragraph" style:parent-style-name="Exalted">
      <style:text-properties fo:language="en" fo:country="US" officeooo:rsid="01584b40" officeooo:paragraph-rsid="01584b40"/>
    </style:style>
    <style:style style:name="P37" style:family="paragraph" style:parent-style-name="Exalted">
      <style:text-properties fo:language="en" fo:country="US" officeooo:paragraph-rsid="01584b40"/>
    </style:style>
    <style:style style:name="P38" style:family="paragraph" style:parent-style-name="Exalted">
      <style:text-properties fo:language="en" fo:country="US" officeooo:rsid="013466f6" officeooo:paragraph-rsid="01ccd2b0"/>
    </style:style>
    <style:style style:name="P39" style:family="paragraph" style:parent-style-name="Exalted">
      <style:text-properties fo:language="en" fo:country="US" officeooo:paragraph-rsid="01275f42"/>
    </style:style>
    <style:style style:name="P40" style:family="paragraph" style:parent-style-name="Exalted">
      <style:text-properties fo:language="en" fo:country="US" officeooo:paragraph-rsid="01a22d37"/>
    </style:style>
    <style:style style:name="P41" style:family="paragraph" style:parent-style-name="Exalted">
      <style:text-properties fo:language="en" fo:country="US" officeooo:rsid="01a2be8d" officeooo:paragraph-rsid="01a2be8d"/>
    </style:style>
    <style:style style:name="P42" style:family="paragraph" style:parent-style-name="Exalted">
      <style:text-properties fo:language="en" fo:country="US" officeooo:paragraph-rsid="0028e5dc"/>
    </style:style>
    <style:style style:name="P43" style:family="paragraph" style:parent-style-name="Exalted">
      <style:text-properties fo:language="en" fo:country="US" officeooo:paragraph-rsid="01b22baa"/>
    </style:style>
    <style:style style:name="P44" style:family="paragraph" style:parent-style-name="Exalted">
      <style:text-properties fo:language="en" fo:country="US" officeooo:paragraph-rsid="01a71f0d"/>
    </style:style>
    <style:style style:name="P45" style:family="paragraph" style:parent-style-name="Exalted">
      <style:text-properties fo:language="en" fo:country="US" officeooo:rsid="01ac98fa" officeooo:paragraph-rsid="01ac98fa"/>
    </style:style>
    <style:style style:name="P46" style:family="paragraph" style:parent-style-name="Exalted">
      <style:text-properties fo:language="en" fo:country="US" officeooo:rsid="00c4b88a" officeooo:paragraph-rsid="01b3a74e"/>
    </style:style>
    <style:style style:name="P47" style:family="paragraph" style:parent-style-name="Exalted">
      <style:text-properties fo:language="en" fo:country="US" officeooo:paragraph-rsid="01b3a74e"/>
    </style:style>
    <style:style style:name="P48" style:family="paragraph" style:parent-style-name="Exalted">
      <style:text-properties fo:language="en" fo:country="US" officeooo:rsid="01bb45c2" officeooo:paragraph-rsid="01c71e0b"/>
    </style:style>
    <style:style style:name="P49" style:family="paragraph" style:parent-style-name="Exalted">
      <style:text-properties fo:language="en" fo:country="US" officeooo:paragraph-rsid="01d3b345"/>
    </style:style>
    <style:style style:name="P50" style:family="paragraph" style:parent-style-name="Exalted">
      <style:text-properties fo:language="en" fo:country="US" officeooo:rsid="0070178f" officeooo:paragraph-rsid="0070178f"/>
    </style:style>
    <style:style style:name="P51"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52" style:family="paragraph" style:parent-style-name="Exalted">
      <style:paragraph-properties fo:orphans="0" fo:widows="0"/>
      <style:text-properties fo:color="#980000" loext:opacity="100%" style:font-name="Modern Antiqua" fo:font-size="10pt" fo:language="en" fo:country="US" fo:font-weight="bold" officeooo:rsid="0124f2c9" officeooo:paragraph-rsid="013cb003"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3" style:family="paragraph" style:parent-style-name="Exalted">
      <style:text-properties style:use-window-font-color="true" loext:opacity="0%" style:font-name="Times New Roman" fo:font-size="10pt" fo:language="en" fo:country="US" officeooo:rsid="01685746" officeooo:paragraph-rsid="01685746"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Exalted">
      <style:text-properties style:use-window-font-color="true" loext:opacity="0%" style:font-name="Times New Roman" fo:font-size="10pt" fo:language="en" fo:country="US" officeooo:rsid="01aed5c5" officeooo:paragraph-rsid="01af0094"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fo:language="en" fo:country="US" officeooo:rsid="01b68c2d"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fo:language="en" fo:country="US" officeooo:rsid="01bb45c2"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fo:language="en" fo:country="US" fo:font-style="normal" officeooo:rsid="013e5a6d" officeooo:paragraph-rsid="01ccd2b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officeooo:rsid="0137c2b3" officeooo:paragraph-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9" style:family="paragraph" style:parent-style-name="Exalted">
      <style:text-properties style:use-window-font-color="true" loext:opacity="0%" style:font-name="Times New Roman" fo:font-size="10pt" fo:language="en" fo:country="US" fo:font-style="normal" officeooo:rsid="01af0094" officeooo:paragraph-rsid="01af009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0" style:family="paragraph" style:parent-style-name="Exalted">
      <style:text-properties style:use-window-font-color="true" loext:opacity="0%" style:font-name="Times New Roman" fo:font-size="10pt" officeooo:rsid="00eacbba" officeooo:paragraph-rsid="019533cc"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Exalted">
      <style:text-properties style:use-window-font-color="true" loext:opacity="0%" style:font-name="Times New Roman" fo:font-size="10pt" officeooo:rsid="011059c7"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Exalted">
      <style:text-properties style:use-window-font-color="true" loext:opacity="0%" style:font-name="Times New Roman" fo:font-size="10pt" officeooo:rsid="01124c30"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Exalted">
      <style:text-properties style:use-window-font-color="true" loext:opacity="0%" style:font-name="Times New Roman" fo:font-size="10pt" officeooo:rsid="015648b7" officeooo:paragraph-rsid="015648b7" style:letter-kerning="false" style:font-name-asian="Spectral1" style:font-size-asian="10pt" style:language-asian="zh" style:country-asian="CN" style:font-name-complex="Spectral1" style:font-size-complex="10pt" style:language-complex="hi" style:country-complex="IN"/>
    </style:style>
    <style:style style:name="P64" style:family="paragraph" style:parent-style-name="Exalted">
      <style:text-properties officeooo:paragraph-rsid="00657e0e"/>
    </style:style>
    <style:style style:name="P65" style:family="paragraph" style:parent-style-name="Exalted">
      <style:text-properties officeooo:paragraph-rsid="005016ed"/>
    </style:style>
    <style:style style:name="P66" style:family="paragraph" style:parent-style-name="Exalted">
      <style:text-properties officeooo:rsid="0135302d" officeooo:paragraph-rsid="0135302d"/>
    </style:style>
    <style:style style:name="P67" style:family="paragraph" style:parent-style-name="Exalted">
      <style:text-properties officeooo:rsid="014ca6d8" officeooo:paragraph-rsid="014ca6d8"/>
    </style:style>
    <style:style style:name="P68" style:family="paragraph" style:parent-style-name="Exalted">
      <style:text-properties officeooo:paragraph-rsid="01a71f0d"/>
    </style:style>
    <style:style style:name="P69" style:family="paragraph" style:parent-style-name="Exalted">
      <style:text-properties officeooo:paragraph-rsid="01a91d71"/>
    </style:style>
    <style:style style:name="P70" style:family="paragraph" style:parent-style-name="Exalted">
      <style:text-properties officeooo:paragraph-rsid="01b3a74e"/>
    </style:style>
    <style:style style:name="P71" style:family="paragraph" style:parent-style-name="Exalted">
      <style:text-properties officeooo:rsid="01bb45c2" officeooo:paragraph-rsid="01c71e0b"/>
    </style:style>
    <style:style style:name="P72"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73" style:family="paragraph" style:parent-style-name="Exalted">
      <style:paragraph-properties fo:margin-top="0in" fo:margin-bottom="0in" style:contextual-spacing="false" fo:line-height="100%"/>
      <style:text-properties fo:language="en" fo:country="US"/>
    </style:style>
    <style:style style:name="P74" style:family="paragraph" style:parent-style-name="Exalted">
      <style:paragraph-properties fo:margin-top="0in" fo:margin-bottom="0in" style:contextual-spacing="false" fo:line-height="100%" fo:orphans="0" fo:widows="0"/>
      <style:text-properties fo:language="en" fo:country="US" officeooo:paragraph-rsid="01a71f0d"/>
    </style:style>
    <style:style style:name="P75" style:family="paragraph" style:parent-style-name="Exalted">
      <style:paragraph-properties fo:margin-top="0in" fo:margin-bottom="0in" style:contextual-spacing="false" fo:line-height="100%" fo:orphans="0" fo:widows="0"/>
      <style:text-properties fo:language="en" fo:country="US" officeooo:paragraph-rsid="01a91d71"/>
    </style:style>
    <style:style style:name="P76"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officeooo:rsid="01124c30"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officeooo:rsid="013e5a6d" officeooo:paragraph-rsid="01ccd2b0" style:letter-kerning="false" style:font-name-asian="Spectral1" style:font-size-asian="10pt" style:language-asian="zh" style:country-asian="CN" style:font-name-complex="Spectral1" style:font-size-complex="10pt" style:language-complex="hi" style:country-complex="IN"/>
    </style:style>
    <style:style style:name="P78"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a71f0d" style:font-name-asian="Modern Antiqua1" style:font-weight-asian="bold" style:font-name-complex="Modern Antiqua1"/>
    </style:style>
    <style:style style:name="P79"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a91d71" style:font-name-asian="Modern Antiqua1" style:font-weight-asian="bold" style:font-name-complex="Modern Antiqua1"/>
    </style:style>
    <style:style style:name="P80"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a91d71"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81" style:family="paragraph" style:parent-style-name="Exalted">
      <style:paragraph-properties fo:margin-top="0in" fo:margin-bottom="0.0555in" style:contextual-spacing="false" fo:line-height="100%"/>
      <style:text-properties fo:language="en" fo:country="US"/>
    </style:style>
    <style:style style:name="P82" style:family="paragraph" style:parent-style-name="Heading_20_4">
      <style:text-properties fo:language="en" fo:country="US" officeooo:paragraph-rsid="013466f6"/>
    </style:style>
    <style:style style:name="P83" style:family="paragraph" style:parent-style-name="Heading_20_4">
      <style:text-properties officeooo:rsid="01ac98fa" officeooo:paragraph-rsid="01ac98fa"/>
    </style:style>
    <style:style style:name="P8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none" officeooo:rsid="01275f42" officeooo:paragraph-rsid="01275f42"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275f42"/>
    </style:style>
    <style:style style:name="P86" style:family="paragraph" style:parent-style-name="Exalted">
      <style:paragraph-properties fo:margin-top="0in" fo:margin-bottom="0.0835in" style:contextual-spacing="false"/>
      <style:text-properties fo:language="en" fo:country="US" officeooo:paragraph-rsid="01b3a74e"/>
    </style:style>
    <style:style style:name="P87" style:family="paragraph" style:parent-style-name="Exalted">
      <style:paragraph-properties fo:margin-left="0in" fo:margin-right="0in" fo:margin-top="0in" fo:margin-bottom="0.139in" style:contextual-spacing="false" fo:line-height="100%" fo:text-indent="0in" style:auto-text-indent="false"/>
      <style:text-properties fo:language="en" fo:country="US" officeooo:paragraph-rsid="01c71e0b"/>
    </style:style>
    <style:style style:name="P88" style:family="paragraph" style:parent-style-name="Sidebar">
      <style:text-properties style:use-window-font-color="true" loext:opacity="0%" style:font-name="Times New Roman" fo:font-size="10pt" fo:language="en" fo:country="US" officeooo:rsid="01a499f4" officeooo:paragraph-rsid="01a91d71"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Sidebar">
      <style:text-properties officeooo:paragraph-rsid="01a91d71"/>
    </style:style>
    <style:style style:name="P90" style:family="paragraph" style:parent-style-name="Sidebar">
      <style:text-properties officeooo:rsid="01b68c2d" officeooo:paragraph-rsid="01c71e0b"/>
    </style:style>
    <style:style style:name="P91" style:family="paragraph" style:parent-style-name="Sidebar">
      <style:text-properties officeooo:paragraph-rsid="01c71e0b"/>
    </style:style>
    <style:style style:name="P9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b68c2d" officeooo:paragraph-rsid="01c71e0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3"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94" style:family="paragraph" style:parent-style-name="Exalted" style:list-style-name="Exalt_20_Dot"/>
    <style:style style:name="P95" style:family="paragraph" style:parent-style-name="Exalted" style:list-style-name="Exalt_20_Dot">
      <style:text-properties officeooo:paragraph-rsid="00a20988"/>
    </style:style>
    <style:style style:name="P96" style:family="paragraph" style:parent-style-name="Exalted" style:list-style-name="Exalt_20_Dot">
      <style:text-properties officeooo:paragraph-rsid="01a36d7d"/>
    </style:style>
    <style:style style:name="P97" style:family="paragraph" style:parent-style-name="Exalted" style:list-style-name="Exalt_20_Dot">
      <style:text-properties fo:language="en" fo:country="US"/>
    </style:style>
    <style:style style:name="P98" style:family="paragraph" style:parent-style-name="Exalted" style:list-style-name="Exalt_20_Dot">
      <style:text-properties fo:language="en" fo:country="US" officeooo:paragraph-rsid="01b22baa"/>
    </style:style>
    <style:style style:name="P99" style:family="paragraph" style:parent-style-name="Exalted" style:list-style-name="Exalt_20_Dot">
      <style:text-properties fo:language="en" fo:country="US" fo:font-weight="bold" officeooo:rsid="0173c223" officeooo:paragraph-rsid="01b22baa" style:font-weight-asian="bold" style:font-weight-complex="bold"/>
    </style:style>
    <style:style style:name="P100" style:family="paragraph" style:parent-style-name="Exalted" style:list-style-name="Exalt_20_Dot">
      <style:text-properties fo:language="en" fo:country="US" fo:font-weight="bold" officeooo:rsid="01759625" officeooo:paragraph-rsid="01b22baa" style:font-weight-asian="bold" style:font-weight-complex="bold"/>
    </style:style>
    <style:style style:name="P101" style:family="paragraph" style:parent-style-name="Exalted" style:list-style-name="Exalt_20_Dot">
      <style:text-properties style:use-window-font-color="true" loext:opacity="0%" style:font-name="Times New Roman" fo:font-size="10pt" fo:language="en" fo:country="US" officeooo:rsid="01b73925"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Exalted" style:list-style-name="Exalt_20_Dot">
      <style:text-properties style:use-window-font-color="true" loext:opacity="0%" style:font-name="Times New Roman" fo:font-size="10pt" fo:language="en" fo:country="US" officeooo:rsid="01b79399" officeooo:paragraph-rsid="01c71e0b"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Exalted">
      <style:text-properties style:use-window-font-color="true" loext:opacity="0%" style:font-name="Times New Roman" fo:font-size="10pt" officeooo:rsid="00eacbba" officeooo:paragraph-rsid="013466f6"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Exalted">
      <style:text-properties fo:font-weight="bold" style:font-weight-asian="bold" style:font-weight-complex="bold"/>
    </style:style>
    <style:style style:name="P105" style:family="paragraph" style:parent-style-name="Exalted" style:list-style-name="Exalt_20_Dot">
      <style:paragraph-properties fo:margin-top="0in" fo:margin-bottom="0.139in" style:contextual-spacing="false" fo:line-height="100%"/>
      <style:text-properties fo:language="en" fo:country="US" officeooo:paragraph-rsid="01c71e0b"/>
    </style:style>
    <style:style style:name="P106" style:family="paragraph" style:parent-style-name="Exalted" style:list-style-name="Exalt_20_Dot">
      <style:paragraph-properties fo:margin-top="0in" fo:margin-bottom="0in" style:contextual-spacing="false"/>
    </style:style>
    <style:style style:name="P107" style:family="paragraph" style:parent-style-name="Exalted" style:list-style-name="Exalt_20_Dot">
      <style:paragraph-properties fo:margin-top="0in" fo:margin-bottom="0in" style:contextual-spacing="false"/>
      <style:text-properties officeooo:paragraph-rsid="015ff9f9"/>
    </style:style>
    <style:style style:name="P108" style:family="paragraph" style:parent-style-name="Exalted" style:list-style-name="Exalt_20_Dot">
      <style:paragraph-properties fo:margin-top="0in" fo:margin-bottom="0in" style:contextual-spacing="false"/>
      <style:text-properties officeooo:paragraph-rsid="017aa6fc"/>
    </style:style>
    <style:style style:name="P109" style:family="paragraph" style:parent-style-name="Exalted" style:list-style-name="Exalt_20_Dot">
      <style:paragraph-properties fo:margin-top="0in" fo:margin-bottom="0in" style:contextual-spacing="false"/>
      <style:text-properties fo:language="en" fo:country="US"/>
    </style:style>
    <style:style style:name="P110" style:family="paragraph" style:parent-style-name="Heading_20_2">
      <style:text-properties fo:language="en" fo:country="US"/>
    </style:style>
    <style:style style:name="P111" style:family="paragraph" style:parent-style-name="Heading_20_2">
      <style:text-properties fo:language="en" fo:country="US" officeooo:paragraph-rsid="01b3a74e"/>
    </style:style>
    <style:style style:name="P112" style:family="paragraph" style:parent-style-name="Heading_20_2">
      <style:text-properties fo:language="en" fo:country="US" officeooo:paragraph-rsid="01b22baa"/>
    </style:style>
    <style:style style:name="P113" style:family="paragraph" style:parent-style-name="Heading_20_2">
      <style:text-properties fo:language="en" fo:country="US" officeooo:paragraph-rsid="01c71e0b"/>
    </style:style>
    <style:style style:name="P114"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115" style:family="paragraph" style:parent-style-name="Heading_20_2">
      <style:text-properties officeooo:paragraph-rsid="01d3b345"/>
    </style:style>
    <style:style style:name="P116" style:family="paragraph" style:parent-style-name="Heading_20_2">
      <style:paragraph-properties fo:break-before="page"/>
      <style:text-properties fo:language="en" fo:country="US"/>
    </style:style>
    <style:style style:name="P117" style:family="paragraph" style:parent-style-name="Heading_20_2">
      <style:paragraph-properties fo:margin-top="0in" fo:margin-bottom="0in" style:contextual-spacing="false" fo:line-height="100%"/>
      <style:text-properties fo:language="en" fo:country="US"/>
    </style:style>
    <style:style style:name="P118" style:family="paragraph" style:parent-style-name="Heading_20_2">
      <style:paragraph-properties fo:break-before="column"/>
      <style:text-properties officeooo:paragraph-rsid="01ccd2b0"/>
    </style:style>
    <style:style style:name="P119" style:family="paragraph" style:parent-style-name="Heading_20_2">
      <style:paragraph-properties fo:break-before="column"/>
      <style:text-properties officeooo:paragraph-rsid="01d3b345"/>
    </style:style>
    <style:style style:name="P120" style:family="paragraph" style:parent-style-name="Heading_20_3">
      <style:text-properties fo:language="en" fo:country="US"/>
    </style:style>
    <style:style style:name="P121" style:family="paragraph" style:parent-style-name="Heading_20_3">
      <style:text-properties fo:language="en" fo:country="US" officeooo:paragraph-rsid="013466f6"/>
    </style:style>
    <style:style style:name="P122" style:family="paragraph" style:parent-style-name="Heading_20_3">
      <style:text-properties fo:language="en" fo:country="US" officeooo:paragraph-rsid="013b787c"/>
    </style:style>
    <style:style style:name="P123" style:family="paragraph" style:parent-style-name="Heading_20_3">
      <style:text-properties fo:language="en" fo:country="US" officeooo:paragraph-rsid="01d30465"/>
    </style:style>
    <style:style style:name="P124" style:family="paragraph" style:parent-style-name="Heading_20_3">
      <style:text-properties officeooo:rsid="014ca6d8" officeooo:paragraph-rsid="012258ac"/>
    </style:style>
    <style:style style:name="P125" style:family="paragraph" style:parent-style-name="Heading_20_3">
      <style:text-properties officeooo:paragraph-rsid="01c71e0b"/>
    </style:style>
    <style:style style:name="P126" style:family="paragraph" style:parent-style-name="Heading_20_3">
      <style:text-properties officeooo:rsid="005016ed" officeooo:paragraph-rsid="005016ed"/>
    </style:style>
    <style:style style:name="P127" style:family="paragraph" style:parent-style-name="Heading_20_9">
      <style:text-properties officeooo:paragraph-rsid="0136eecf"/>
    </style:style>
    <style:style style:name="P128" style:family="paragraph" style:parent-style-name="Heading_20_9">
      <style:text-properties officeooo:paragraph-rsid="01c71e0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759625" style:font-weight-asian="bold" style:font-weight-complex="bold"/>
    </style:style>
    <style:style style:name="T4" style:family="text">
      <style:text-properties fo:font-weight="bold" officeooo:rsid="011fb933"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8fd281" style:font-style-asian="italic" style:font-style-complex="italic"/>
    </style:style>
    <style:style style:name="T8" style:family="text">
      <style:text-properties fo:font-style="italic" officeooo:rsid="01bb45c2" style:font-style-asian="italic" style:font-style-complex="italic"/>
    </style:style>
    <style:style style:name="T9" style:family="text">
      <style:text-properties fo:font-style="italic" officeooo:rsid="008207f2" style:font-style-asian="italic"/>
    </style:style>
    <style:style style:name="T10" style:family="text">
      <style:text-properties fo:font-style="italic" fo:font-weight="normal" officeooo:rsid="01584b40" style:font-style-asian="italic" style:font-weight-asian="normal" style:font-style-complex="italic" style:font-weight-complex="normal"/>
    </style:style>
    <style:style style:name="T11" style:family="text">
      <style:text-properties fo:font-style="italic" fo:font-weight="normal" officeooo:rsid="0156ead2" style:font-style-asian="italic" style:font-weight-asian="normal" style:font-style-complex="italic" style:font-weight-complex="normal"/>
    </style:style>
    <style:style style:name="T12" style:family="text">
      <style:text-properties fo:font-style="italic" fo:font-weight="normal" officeooo:rsid="018b9ea8"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622ddd" style:font-weight-asian="normal" style:font-weight-complex="normal"/>
    </style:style>
    <style:style style:name="T15" style:family="text">
      <style:text-properties fo:font-weight="normal" officeooo:rsid="0128ef08" style:font-weight-asian="normal" style:font-weight-complex="normal"/>
    </style:style>
    <style:style style:name="T16" style:family="text">
      <style:text-properties fo:font-weight="normal" officeooo:rsid="01584b40" style:font-weight-asian="normal" style:font-weight-complex="normal"/>
    </style:style>
    <style:style style:name="T17" style:family="text">
      <style:text-properties fo:font-weight="normal" officeooo:rsid="015a13ca" style:font-weight-asian="normal" style:font-weight-complex="normal"/>
    </style:style>
    <style:style style:name="T18" style:family="text">
      <style:text-properties fo:font-weight="normal" officeooo:rsid="0174aa5f" style:font-weight-asian="normal" style:font-weight-complex="normal"/>
    </style:style>
    <style:style style:name="T19" style:family="text">
      <style:text-properties fo:font-weight="normal" officeooo:rsid="01759625" style:font-weight-asian="normal" style:font-weight-complex="normal"/>
    </style:style>
    <style:style style:name="T20" style:family="text">
      <style:text-properties fo:language="en" fo:country="US"/>
    </style:style>
    <style:style style:name="T21" style:family="text">
      <style:text-properties fo:language="en" fo:country="US" fo:font-style="italic" style:font-style-asian="italic"/>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officeooo:rsid="005016ed"/>
    </style:style>
    <style:style style:name="T25" style:family="text">
      <style:text-properties fo:language="en" fo:country="US" fo:font-weight="bold" style:font-weight-asian="bold"/>
    </style:style>
    <style:style style:name="T26" style:family="text">
      <style:text-properties fo:language="en" fo:country="US" fo:font-weight="bold" officeooo:rsid="011fb933" style:font-weight-asian="bold"/>
    </style:style>
    <style:style style:name="T27" style:family="text">
      <style:text-properties fo:language="en" fo:country="US" fo:font-weight="bold" officeooo:rsid="015ff9f9" style:font-weight-asian="bold" style:font-weight-complex="bold"/>
    </style:style>
    <style:style style:name="T28" style:family="text">
      <style:text-properties fo:language="en" fo:country="US" fo:font-weight="bold" officeooo:rsid="0120e433" style:font-weight-asian="bold"/>
    </style:style>
    <style:style style:name="T29" style:family="text">
      <style:text-properties fo:language="en" fo:country="US" officeooo:rsid="0091fa58"/>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119699d"/>
    </style:style>
    <style:style style:name="T36" style:family="text">
      <style:text-properties fo:language="en" fo:country="US" officeooo:rsid="0128ef08"/>
    </style:style>
    <style:style style:name="T37" style:family="text">
      <style:text-properties fo:language="en" fo:country="US" fo:font-style="normal" fo:font-weight="normal" officeooo:rsid="01143e65" style:font-style-asian="normal" style:font-weight-asian="normal" style:font-style-complex="normal" style:font-weight-complex="normal"/>
    </style:style>
    <style:style style:name="T38" style:family="text">
      <style:text-properties fo:language="en" fo:country="US" fo:font-style="normal" fo:font-weight="normal" officeooo:rsid="00d8c42b" style:font-style-asian="normal" style:font-weight-asian="normal" style:font-style-complex="normal" style:font-weight-complex="normal"/>
    </style:style>
    <style:style style:name="T39" style:family="text">
      <style:text-properties fo:language="en" fo:country="US" officeooo:rsid="0136eecf"/>
    </style:style>
    <style:style style:name="T40" style:family="text">
      <style:text-properties fo:language="en" fo:country="US" officeooo:rsid="0136f95d"/>
    </style:style>
    <style:style style:name="T41" style:family="text">
      <style:text-properties fo:language="en" fo:country="US" officeooo:rsid="0137aada"/>
    </style:style>
    <style:style style:name="T42" style:family="text">
      <style:text-properties fo:language="en" fo:country="US" officeooo:rsid="015ff9f9"/>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5ff9f9" style:font-weight-asian="normal" style:font-weight-complex="normal"/>
    </style:style>
    <style:style style:name="T45" style:family="text">
      <style:text-properties fo:language="en" fo:country="US" fo:font-weight="normal" officeooo:rsid="01a0ca19" style:font-weight-asian="normal" style:font-weight-complex="normal"/>
    </style:style>
    <style:style style:name="T46" style:family="text">
      <style:text-properties fo:language="en" fo:country="US" officeooo:rsid="0166ee49"/>
    </style:style>
    <style:style style:name="T47" style:family="text">
      <style:text-properties fo:language="en" fo:country="US" officeooo:rsid="0169eab9"/>
    </style:style>
    <style:style style:name="T48" style:family="text">
      <style:text-properties fo:language="en" fo:country="US" officeooo:rsid="016b8f97"/>
    </style:style>
    <style:style style:name="T49" style:family="text">
      <style:text-properties fo:language="en" fo:country="US" officeooo:rsid="0154a577"/>
    </style:style>
    <style:style style:name="T50" style:family="text">
      <style:text-properties fo:language="en" fo:country="US" officeooo:rsid="019a753b"/>
    </style:style>
    <style:style style:name="T51" style:family="text">
      <style:text-properties fo:language="en" fo:country="US" officeooo:rsid="019e2814"/>
    </style:style>
    <style:style style:name="T52" style:family="text">
      <style:text-properties fo:language="en" fo:country="US" officeooo:rsid="01a0ca19"/>
    </style:style>
    <style:style style:name="T53" style:family="text">
      <style:text-properties fo:language="en" fo:country="US" officeooo:rsid="01a22d37"/>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116a06a"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142ce5f"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166ee49"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19643ec"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19a753b"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1bd284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style="italic" officeooo:rsid="00a39e5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76"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77" style:family="text">
      <style:text-properties style:use-window-font-color="true" loext:opacity="0%" style:font-name="Times New Roman" fo:font-size="10pt" officeooo:rsid="0126810d" style:letter-kerning="false" style:font-name-asian="Spectral1" style:font-size-asian="10pt" style:language-asian="zh" style:country-asian="CN" style:font-name-complex="Spectral1" style:language-complex="hi" style:country-complex="IN"/>
    </style:style>
    <style:style style:name="T78"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7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officeooo:rsid="0143ebf9"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officeooo:rsid="01469c60"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officeooo:rsid="01584b40"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1684332"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1685746"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1a3a5f4"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91" style:family="text">
      <style:text-properties style:use-window-font-color="true" loext:opacity="0%" style:font-name="Times New Roman" fo:font-size="10pt" fo:font-style="italic" officeooo:rsid="018299dd" style:letter-kerning="false" style:font-name-asian="Spectral1" style:font-size-asian="10pt" style:language-asian="zh" style:country-asian="CN" style:font-style-asian="italic" style:font-name-complex="Spectral1" style:language-complex="hi" style:country-complex="IN" style:font-style-complex="italic"/>
    </style:style>
    <style:style style:name="T92"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3"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4"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9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9" style:family="text">
      <style:text-properties style:use-window-font-color="true" loext:opacity="0%" style:font-name="Times New Roman" fo:font-size="10pt" fo:font-style="normal" officeooo:rsid="013e5a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0" style:family="text">
      <style:text-properties style:use-window-font-color="true" loext:opacity="0%" style:font-name="Times New Roman" fo:font-size="10pt" fo:font-style="normal" officeooo:rsid="01ac98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1" style:family="text">
      <style:text-properties style:use-window-font-color="true" loext:opacity="0%" style:font-name="Times New Roman1" fo:font-size="10pt" fo:language="en" fo:country="none" officeooo:rsid="01275f42"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officeooo:rsid="00727b95"/>
    </style:style>
    <style:style style:name="T103" style:family="text">
      <style:text-properties officeooo:rsid="0081887f"/>
    </style:style>
    <style:style style:name="T104" style:family="text">
      <style:text-properties officeooo:rsid="0082be7b"/>
    </style:style>
    <style:style style:name="T105" style:family="text">
      <style:text-properties officeooo:rsid="0083b5f2"/>
    </style:style>
    <style:style style:name="T106" style:family="text">
      <style:text-properties officeooo:rsid="00aece6e"/>
    </style:style>
    <style:style style:name="T107" style:family="text">
      <style:text-properties officeooo:rsid="00b3e824"/>
    </style:style>
    <style:style style:name="T108" style:family="text">
      <style:text-properties fo:font-style="normal" style:font-style-asian="normal" style:font-style-complex="normal"/>
    </style:style>
    <style:style style:name="T109" style:family="text">
      <style:text-properties fo:font-style="normal" officeooo:rsid="011508de" style:font-style-asian="normal" style:font-style-complex="normal"/>
    </style:style>
    <style:style style:name="T110" style:family="text">
      <style:text-properties fo:font-style="normal" officeooo:rsid="018fd281" style:font-style-asian="normal" style:font-style-complex="normal"/>
    </style:style>
    <style:style style:name="T111" style:family="text">
      <style:text-properties fo:font-style="normal" officeooo:rsid="019176f0" style:font-style-asian="normal" style:font-style-complex="normal"/>
    </style:style>
    <style:style style:name="T112" style:family="text">
      <style:text-properties fo:font-style="normal" officeooo:rsid="01af0094" style:font-style-asian="normal" style:font-style-complex="normal"/>
    </style:style>
    <style:style style:name="T113" style:family="text">
      <style:text-properties fo:font-style="normal" officeooo:rsid="01b8cc2e" style:font-style-asian="normal" style:font-style-complex="normal"/>
    </style:style>
    <style:style style:name="T114" style:family="text">
      <style:text-properties fo:font-style="normal" officeooo:rsid="01bb45c2" style:font-style-asian="normal" style:font-style-complex="normal"/>
    </style:style>
    <style:style style:name="T115" style:family="text">
      <style:text-properties fo:font-style="normal" officeooo:rsid="01db2741" style:font-style-asian="normal" style:font-style-complex="normal"/>
    </style:style>
    <style:style style:name="T116" style:family="text">
      <style:text-properties fo:font-style="normal" officeooo:rsid="01dc2d5b" style:font-style-asian="normal" style:font-style-complex="normal"/>
    </style:style>
    <style:style style:name="T117" style:family="text">
      <style:text-properties fo:font-style="normal" fo:font-weight="normal" officeooo:rsid="00d8c42b" style:font-style-asian="normal" style:font-weight-asian="normal" style:font-style-complex="normal" style:font-weight-complex="normal"/>
    </style:style>
    <style:style style:name="T118" style:family="text">
      <style:text-properties fo:font-style="normal" fo:font-weight="normal" officeooo:rsid="015e4f2c" style:font-style-asian="normal" style:font-weight-asian="normal" style:font-style-complex="normal" style:font-weight-complex="normal"/>
    </style:style>
    <style:style style:name="T119" style:family="text">
      <style:text-properties fo:font-style="normal" fo:font-weight="normal" officeooo:rsid="01610ae9" style:font-style-asian="normal" style:font-weight-asian="normal" style:font-style-complex="normal" style:font-weight-complex="normal"/>
    </style:style>
    <style:style style:name="T120" style:family="text">
      <style:text-properties fo:font-style="normal" fo:font-weight="normal" officeooo:rsid="016286ee" style:font-style-asian="normal" style:font-weight-asian="normal" style:font-style-complex="normal" style:font-weight-complex="normal"/>
    </style:style>
    <style:style style:name="T121" style:family="text">
      <style:text-properties fo:font-style="normal" fo:font-weight="normal" officeooo:rsid="0156ead2" style:font-style-asian="normal" style:font-weight-asian="normal" style:font-style-complex="normal" style:font-weight-complex="normal"/>
    </style:style>
    <style:style style:name="T122" style:family="text">
      <style:text-properties fo:font-style="normal" fo:font-weight="normal" officeooo:rsid="018b5322" style:font-style-asian="normal" style:font-weight-asian="normal" style:font-style-complex="normal" style:font-weight-complex="normal"/>
    </style:style>
    <style:style style:name="T123" style:family="text">
      <style:text-properties fo:font-style="normal" fo:font-weight="normal" officeooo:rsid="018b9ea8" style:font-style-asian="normal" style:font-weight-asian="normal" style:font-style-complex="normal" style:font-weight-complex="normal"/>
    </style:style>
    <style:style style:name="T124" style:family="text">
      <style:text-properties fo:font-style="normal" fo:font-weight="normal" officeooo:rsid="018ceeb1" style:font-style-asian="normal" style:font-weight-asian="normal" style:font-style-complex="normal" style:font-weight-complex="normal"/>
    </style:style>
    <style:style style:name="T125" style:family="text">
      <style:text-properties fo:color="#3d85c6" loext:opacity="100%" style:font-name="Goudy" fo:font-size="12pt" officeooo:rsid="00e9b019" style:letter-kerning="false" style:font-name-asian="Modern Antiqua1" style:font-size-asian="12pt" style:language-asian="zh" style:country-asian="CN" style:font-name-complex="Modern Antiqua1" style:font-size-complex="12pt" style:language-complex="hi" style:country-complex="IN"/>
    </style:style>
    <style:style style:name="T126" style:family="text">
      <style:text-properties fo:color="#3d85c6" loext:opacity="100%" style:font-name="Goudy" fo:font-size="12pt" officeooo:rsid="00eacbba" style:letter-kerning="false" style:font-name-asian="Modern Antiqua1" style:font-size-asian="12pt" style:language-asian="zh" style:country-asian="CN" style:font-name-complex="Modern Antiqua1" style:font-size-complex="12pt" style:language-complex="hi" style:country-complex="IN"/>
    </style:style>
    <style:style style:name="T127" style:family="text">
      <style:text-properties fo:color="#3d85c6" loext:opacity="100%" style:font-name="Goudy" fo:font-size="12pt" officeooo:rsid="00e9b019" style:font-name-asian="Modern Antiqua1" style:font-size-asian="12pt" style:font-name-complex="Modern Antiqua1" style:font-size-complex="12pt"/>
    </style:style>
    <style:style style:name="T128" style:family="text">
      <style:text-properties fo:color="#3d85c6" loext:opacity="100%" style:font-name="Goudy" fo:font-size="12pt" officeooo:rsid="011059c7" style:font-name-asian="Modern Antiqua1" style:font-size-asian="12pt" style:font-name-complex="Modern Antiqua1" style:font-size-complex="12pt"/>
    </style:style>
    <style:style style:name="T129" style:family="text">
      <style:text-properties fo:color="#3d85c6" loext:opacity="100%" style:font-name="Goudy" fo:font-size="12pt" fo:language="en" fo:country="US" officeooo:rsid="01b8cc2e" style:letter-kerning="false" style:font-name-asian="Modern Antiqua1" style:font-size-asian="12pt" style:language-asian="zh" style:country-asian="CN" style:font-name-complex="Modern Antiqua1" style:font-size-complex="12pt" style:language-complex="hi" style:country-complex="IN"/>
    </style:style>
    <style:style style:name="T130" style:family="text">
      <style:text-properties officeooo:rsid="00edbdc0"/>
    </style:style>
    <style:style style:name="T131" style:family="text">
      <style:text-properties officeooo:rsid="00efa20a"/>
    </style:style>
    <style:style style:name="T132" style:family="text">
      <style:text-properties officeooo:rsid="00f3b559"/>
    </style:style>
    <style:style style:name="T133" style:family="text">
      <style:text-properties officeooo:rsid="01114a9e"/>
    </style:style>
    <style:style style:name="T134" style:family="text">
      <style:text-properties officeooo:rsid="0115ec7b"/>
    </style:style>
    <style:style style:name="T135" style:family="text">
      <style:text-properties officeooo:rsid="01275f42"/>
    </style:style>
    <style:style style:name="T136" style:family="text">
      <style:text-properties officeooo:rsid="01316b75"/>
    </style:style>
    <style:style style:name="T137" style:family="text">
      <style:text-properties officeooo:rsid="0139b460"/>
    </style:style>
    <style:style style:name="T138" style:family="text">
      <style:text-properties officeooo:rsid="0070178f"/>
    </style:style>
    <style:style style:name="T139" style:family="text">
      <style:text-properties officeooo:rsid="013fd670"/>
    </style:style>
    <style:style style:name="T140" style:family="text">
      <style:text-properties officeooo:rsid="0143ebf9"/>
    </style:style>
    <style:style style:name="T141" style:family="text">
      <style:text-properties style:font-name="Times New Roman1" officeooo:rsid="0145b949"/>
    </style:style>
    <style:style style:name="T142" style:family="text">
      <style:text-properties officeooo:rsid="015648b7"/>
    </style:style>
    <style:style style:name="T143" style:family="text">
      <style:text-properties officeooo:rsid="01584b40"/>
    </style:style>
    <style:style style:name="T144" style:family="text">
      <style:text-properties officeooo:rsid="01684332"/>
    </style:style>
    <style:style style:name="T145" style:family="text">
      <style:text-properties officeooo:rsid="01685746"/>
    </style:style>
    <style:style style:name="T146" style:family="text">
      <style:text-properties officeooo:rsid="016ec9b9"/>
    </style:style>
    <style:style style:name="T147" style:family="text">
      <style:text-properties officeooo:rsid="016fae46"/>
    </style:style>
    <style:style style:name="T148" style:family="text">
      <style:text-properties officeooo:rsid="01712d53"/>
    </style:style>
    <style:style style:name="T149" style:family="text">
      <style:text-properties officeooo:rsid="0174aa5f"/>
    </style:style>
    <style:style style:name="T150" style:family="text">
      <style:text-properties officeooo:rsid="017a453b"/>
    </style:style>
    <style:style style:name="T151" style:family="text">
      <style:text-properties officeooo:rsid="017add30"/>
    </style:style>
    <style:style style:name="T152" style:family="text">
      <style:text-properties officeooo:rsid="018fd281"/>
    </style:style>
    <style:style style:name="T153" style:family="text">
      <style:text-properties officeooo:rsid="01935851"/>
    </style:style>
    <style:style style:name="T154" style:family="text">
      <style:text-properties officeooo:rsid="01a2be8d"/>
    </style:style>
    <style:style style:name="T155" style:family="text">
      <style:text-properties officeooo:rsid="01a36d7d"/>
    </style:style>
    <style:style style:name="T156" style:family="text">
      <style:text-properties officeooo:rsid="01a3a5f4"/>
    </style:style>
    <style:style style:name="T157" style:family="text">
      <style:text-properties officeooo:rsid="01a499f4"/>
    </style:style>
    <style:style style:name="T158" style:family="text">
      <style:text-properties officeooo:rsid="01a57d13"/>
    </style:style>
    <style:style style:name="T159" style:family="text">
      <style:text-properties officeooo:rsid="01adc4c3"/>
    </style:style>
    <style:style style:name="T160" style:family="text">
      <style:text-properties officeooo:rsid="01af0094"/>
    </style:style>
    <style:style style:name="T161" style:family="text">
      <style:text-properties officeooo:rsid="01b73925"/>
    </style:style>
    <style:style style:name="T162" style:family="text">
      <style:text-properties officeooo:rsid="01b99a0a"/>
    </style:style>
    <style:style style:name="T163" style:family="text">
      <style:text-properties officeooo:rsid="008207f2"/>
    </style:style>
    <style:style style:name="T164" style:family="text">
      <style:text-properties officeooo:rsid="01bd2843"/>
    </style:style>
    <style:style style:name="T165" style:family="text">
      <style:text-properties officeooo:rsid="01d4c8b9"/>
    </style:style>
    <style:style style:name="T166" style:family="text">
      <style:text-properties officeooo:rsid="01d5d980"/>
    </style:style>
    <style:style style:name="T167" style:family="text">
      <style:text-properties officeooo:rsid="01e207ed"/>
    </style:style>
    <style:style style:name="T168" style:family="text">
      <style:text-properties officeooo:rsid="01e33e4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General System</text:h>
      <text:p text:style-name="P31"/>
      <text:p text:style-name="P31"/>
      <text:section text:style-name="Sect1" text:name="TextSection">
        <text:p text:style-name="Heading_20_2">Action<text:span text:style-name="T136">s</text:span></text:p>
        <text:p text:style-name="P31">When a character encounters a situation where their success is uncertain, the Storyteller should call for an Action Roll to determine the outcome. </text:p>
        <text:p text:style-name="P31">The Storyteller will ask for a combination of an Attribute and Ability that is appropriate for the situation, and then determine an appropriate Difficulty for the roll. The Player will then roll a number of Ten-Sided Dice (d10’s) equal to the combined rating of the selected Attribute and Ability—this combined number is called the Dice Pool. <text:span text:style-name="T138">This will be referred to as [Att+Abi] xd10’s.</text:span></text:p>
        <text:p text:style-name="P50">Some powers and actions will <text:span text:style-name="T10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51">Only <text:span text:style-name="T149">R</text:span>oll if the Result is <text:span text:style-name="T149">U</text:span>nknown</text:p>
              <text:p text:style-name="P3">If the outcome of an action is already known beforehand (either as a failure or a success), there is no need for a roll—simply declare what happens and continue on with the story.</text:p>
            </table:table-cell>
          </table:table-row>
        </table:table>
        <text:h text:style-name="P120" text:outline-level="3">Successes</text:h>
        <text:p text:style-name="P31">After rolling their Dice Pool, the player needs to count the number of dice that are showing digits equal or greater than the Target Number of <text:s/><text:span text:style-name="T105">(7). </text:span>Examine the results of six rolled dice:</text:p>
        <text:p text:style-name="P72">1, 4, 4, 7, 8, 8</text:p>
        <text:p text:style-name="P49">The values of 7, 8, and 8 are greater than or equal to <text:s/>(7), so they are each counted as a success, meaning this particular roll would result in <text:span text:style-name="T104">3 </text:span>Successes.</text:p>
        <text:h text:style-name="P123" text:outline-level="3">Double 10’s</text:h>
        <text:p text:style-name="P31">A die that shows 10 is counted as two successes, rather than one. If the roll had instead been:</text:p>
        <text:p text:style-name="P72">1, 4, 4, 7, 8, 10</text:p>
        <text:p text:style-name="P81">7 and 8 would be counted once, and 10 counted twice, making <text:span text:style-name="T151">a total of</text:span> 4 successes on the roll.</text:p>
        <text:h text:style-name="P123" text:outline-level="3">Difficulty</text:h>
        <text:p text:style-name="P73"><text:span text:style-name="T5">Before a roll is performed</text:span>, the Storyteller should determine the <text:span text:style-name="T1">Difficulty</text:span> of the roll—the number of successes that the roll must match or exceed for the action to be considered a success. <text:span text:style-name="T165">Here is a guiding scale </text:span><text:span text:style-name="T166">for choosing difficulties:</text:span></text:p>
        <text:p text:style-name="P73"/>
        <text:list xml:id="list167486976" text:style-name="Exalt_20_Dot">
          <text:list-item>
            <text:p text:style-name="P97"><text:span text:style-name="T1">Difficulty 1 (Easy)<text:line-break/></text:span>This task is expected to be passed by a skilled mortal, but there is still a reasonable risk of failing.</text:p>
          </text:list-item>
          <text:list-item>
            <text:p text:style-name="P97"><text:span text:style-name="T1">Difficulty 3 (Typical)</text:span>- This task is challenging to a mere mortal, but a<text:span text:style-name="T140">n Exalted</text:span> <text:span text:style-name="T140">H</text:span>ero is <text:span text:style-name="T81">more than likely going</text:span> to pass it. Picking a lock, calming an irate guardsman, or basic first aid would fall under this category.</text:p>
          </text:list-item>
          <text:list-item>
            <text:p text:style-name="P97"><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97"><text:span text:style-name="T1">Difficulty 7 (Challenging)</text:span>- Tasks which should be near-impossible for any mortal. Such as noticing things in pitch darkness, or landing on a precise spot hundreds of feet below.</text:p>
          </text:list-item>
          <text:list-item>
            <text:p text:style-name="P94"><text:span text:style-name="T25">Difficulty 9 (Impossible)</text:span><text:span text:style-name="T20">- Tasks a mortal could not possibly do, no matter the circumstances. Running straight up a building, leaping across a chasm unassisted, or keeping a patient alive without a heart for hours at a time with their bare hands.</text:span></text:p>
          </text:list-item>
        </text:list>
        <table:table table:name="Table6" table:style-name="Table6">
          <table:table-column table:style-name="Table6.A"/>
          <table:table-row table:style-name="Table6.1">
            <table:table-cell table:style-name="Table6.A1" office:value-type="string">
              <text:p text:style-name="P52">Failing <text:span text:style-name="T149">F</text:span>orward</text:p>
              <text:p text:style-name="Exalted">In a high-powered setting such as Exalted, properly handling it is important, and is in a way more difficult than a success, as it puts the burden of keeping the story moving on you, the Storyteller. Remember: you are not there to punish the players for daring to take an action, only to provide boundaries, restrictions, and consequences.<text:line-break/><text:line-break/>There are a few general paths to take:</text:p>
              <text:p text:style-name="P6">1. <text:span text:style-name="T6">A simple failure</text:span>—the character don’t do the action, the story continues. Typically you pick this path when the players already know of different paths they may take. Sometimes letting your players step back and reanalyze their approach is</text:p>
              <text:p text:style-name="P4"><text:span text:style-name="T76">2. </text:span><text:span text:style-name="T91">A</text:span><text:span text:style-name="T90">n important part fails, </text:span><text:span text:style-name="T91">but not all of it</text:span><text:span text:style-name="T76">—the character does squeak by on what </text:span><text:span text:style-name="T77">they intended, but at a great cost. They open the doors, but only enough for one person to slip by or by causing a great commotion. Choose this path if halting the action would kill all momentum of the session.</text:span></text:p>
              <text:p text:style-name="P5"><text:span text:style-name="T76">3. </text:span><text:span text:style-name="T90">“No, but...”</text:span><text:span text:style-name="T76">—If players have heavily invested in an action, and it just doesn’t work out </text:span><text:span text:style-name="T78">because of bad luck</text:span><text:span text:style-name="T76">, don’t give them </text:span><text:span text:style-name="T90">nothing</text:span><text:span text:style-name="T94">.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p text:style-name="P115"/>
        <text:p text:style-name="P119"><text:soft-page-break/>Action types</text:p>
        <text:p text:style-name="P66">Most rolls are simple: the Player dictates <text:span text:style-name="T137">what they are intending to do, and the Storyteller tells them which (Attribute + Ability) to roll, and how much the difficulty will be. </text:span><text:span text:style-name="T80">While this is overwhelmingly the most common dice setup, there are a few alternate rolls that can be called for.</text:span></text:p>
        <text:h text:style-name="P122" text:outline-level="3">Assisting</text:h>
        <text:p text:style-name="P35">A player may assist another character, granting them +2 dice. The receiving character may only accept one Assist per roll. <text:span text:style-name="T139">The act of </text:span>Assisting <text:span text:style-name="T139">typically consumes the character’s action.</text:span></text:p>
        <text:h text:style-name="P121" text:outline-level="3">Contested Actions</text:h>
        <text:p text:style-name="P33">Certain actions are contested between abilities of two or more characters, rather than a simple difficulty.</text:p>
        <text:p text:style-name="P33">In this case, all characters simply roll their appropriate Dice Pool, and compare who got the highest number of Successes.</text:p>
        <text:p text:style-name="P82">Taking the Average</text:p>
        <text:p text:style-name="P34"><text:span text:style-name="T96">To speed things along, the Storyteller is encouraged to take the </text:span><text:span text:style-name="T93">average</text:span><text:span text:style-name="T96"> number, rounded down, of the NPC’s dice pool. If they have </text:span><text:span text:style-name="T97">4-5</text:span><text:span text:style-name="T96"> dice, simply state that they get </text:span><text:span text:style-name="T98">got 2 successes and move on.</text:span></text:p>
        <text:p text:style-name="P58">The exception to this guidance are important characters, such as rivals or foes of great challenge.</text:p>
        <text:p text:style-name="P127">There are two characters in the scene: a guard and a thief. The guard is keeping watch, and the thief is attempting to sneak past them. The dice pool for the player-controlled thief would be Dexterity + Stealth.</text:p>
        <text:p text:style-name="P127"><text:span text:style-name="T20">Since this is a NPC, and there are no dice-affecting powers active, the storyteller simply takes the average: (Wits + Awareness)/2, </text:span><text:span text:style-name="T39">which turns out to be </text:span><text:span text:style-name="T40">3</text:span><text:span text:style-name="T39">.</text:span><text:span text:style-name="T20"> Should the thief match or surpass that </text:span><text:span text:style-name="T41">difficulty</text:span><text:span text:style-name="T20">, they successfully sneak past.</text:span></text:p>
        <text:h text:style-name="Heading_20_3" text:outline-level="3">Retrying Rolls</text:h>
        <text:p text:style-name="P60">Once a roll has been decided, a Player cannot simply try the action again—it is assumed that the character has already approached the issue from multiple different angles before truly failing <text:span text:style-name="T153">in the roll. </text:span>For example, their failed barter included multiple tiers of money that they were willing to part with.</text:p>
        <text:p text:style-name="P103">Only <text:span text:style-name="T130">through powers like a Charm, or </text:span><text:span text:style-name="T131">by a dramatic change of the scene is a re-roll allowed—for example, the marketplace erupting in </text:span><text:span text:style-name="T132">a great conflict, convincing the merchant that they need to sell and leave as quickly as possible.</text:span></text:p>
        <text:h text:style-name="Heading_20_3" text:outline-level="3">Recurring Rolls</text:h>
        <text:p text:style-name="P61">The <text:span text:style-name="T133">Exalted will suffer—and inflict—many sorts of ailments and statuses</text:span> ranging from toxins and diseases to more esoteric effects such as curses and mental Influence.</text:p>
        <text:p text:style-name="P62">The onset of the status is handled as normal—if resisting a toxin, it would simply be a (Stamina + Physique) roll against the Difficulty of the Toxin. <text:s/>On a success, they simply would not be poisoned.</text:p>
        <text:p text:style-name="P62">On failing, they are now subject to the status effect, and now must either wait for the status to run its course, or take <text:span text:style-name="T6">active</text:span><text:span text:style-name="T108">, </text:span><text:span text:style-name="T6">considered</text:span><text:span text:style-name="T108"> effort to try and cure themselves. Each time they take such </text:span><text:span text:style-name="T109">an action</text:span><text:span text:style-name="T108">, they are allowed to roll to resist again </text:span><text:span text:style-name="T109">and potentially remove the effect. Each attempt must be some different methodology.</text:span></text:p>
        <text:p text:style-name="P76"><text:span text:style-name="T37">Any mundane</text:span><text:span text:style-name="T38"> statuses, </text:span><text:span text:style-name="T37">even </text:span><text:span text:style-name="T38">at their worst, will naturally be purged from an Exalt if they are given a full day of rest.</text:span></text:p>
        <text:p text:style-name="P114">Advantages and Disadvantages</text:p>
        <text:p text:style-name="Exalted"><text:span text:style-name="T20">The difficulty of an action can be modified by various conditions, whether it be environmental, helpful, or antagonistic. </text:span><text:span text:style-name="T36">These should be provided by the Storyteller </text:span><text:span text:style-name="T63">as deemed appropriate </text:span><text:span text:style-name="T65">to the narrative.</text:span></text:p>
        <text:p text:style-name="P32"><text:span text:style-name="T13">By default, Advantages and </text:span><text:span text:style-name="T15">D</text:span><text:span text:style-name="T13">isadvantages are written in terms of </text:span><text:span text:style-name="T2">dice </text:span><text:span text:style-name="T13">available for the character to roll: (+2/-2 dice). Since this is the default, </text:span><text:span text:style-name="T14">the “dice” moniker is often dropped—if a power ever simply says “+2”, it means to dice.</text:span></text:p>
        <text:p text:style-name="P64"><text:span text:style-name="T70">Whenever a Modifier affects a static value, such as Resolve or Difficulty, you should </text:span><text:span text:style-name="T68">take the average</text:span><text:span text:style-name="T70">, rounding up. <text:s/></text:span><text:span text:style-name="T74">+1 or </text:span><text:span text:style-name="T70">+2 dice is +1 to Resolve, for example. </text:span><text:span text:style-name="T71">Some powers will directly reference Static Value or Difficulty modifiers, </text:span><text:span text:style-name="T72">instead of dice.</text:span></text:p>
        <text:h text:style-name="P126" text:outline-level="3">Assigning Modifiers</text:h>
        <text:p text:style-name="P65"><text:span text:style-name="T24">Modifiers can be granted </text:span><text:span text:style-name="T55">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4">Advantage/Disadvantage</text:p>
            </table:table-cell>
            <table:covered-table-cell/>
            <table:covered-table-cell/>
          </table:table-row>
          <table:table-row table:style-name="Table11.2">
            <table:table-cell table:style-name="Table11.A2" office:value-type="string">
              <text:p text:style-name="P22"/>
            </table:table-cell>
            <table:table-cell table:style-name="Table11.B2" office:value-type="string">
              <text:p text:style-name="P23"><text:span text:style-name="T135">Dice</text:span> </text:p>
            </table:table-cell>
            <table:table-cell table:style-name="Table11.C2" office:value-type="string">
              <text:p text:style-name="P25">Difficulty</text:p>
            </table:table-cell>
          </table:table-row>
          <table:table-row table:style-name="Table11.3">
            <table:table-cell table:style-name="Table11.A3" office:value-type="string">
              <text:p text:style-name="P84">Minor</text:p>
            </table:table-cell>
            <table:table-cell table:style-name="Table11.B3" office:value-type="string">
              <text:p text:style-name="P17">±2</text:p>
            </table:table-cell>
            <table:table-cell table:style-name="Table11.C3" office:value-type="string">
              <text:p text:style-name="P17"><text:span text:style-name="T141">±</text:span>1</text:p>
            </table:table-cell>
          </table:table-row>
          <table:table-row table:style-name="Table11.4">
            <table:table-cell table:style-name="Table11.A4" office:value-type="string">
              <text:p text:style-name="P20">Moderate</text:p>
            </table:table-cell>
            <table:table-cell table:style-name="Table11.B4" office:value-type="string">
              <text:p text:style-name="P85"><text:s/><text:span text:style-name="T101">±4</text:span></text:p>
            </table:table-cell>
            <table:table-cell table:style-name="Table11.C4" office:value-type="string">
              <text:p text:style-name="P85"><text:s/><text:span text:style-name="T101">±2</text:span></text:p>
            </table:table-cell>
          </table:table-row>
          <table:table-row table:style-name="Table11.5">
            <table:table-cell table:style-name="Table11.A3" office:value-type="string">
              <text:p text:style-name="P20">Major</text:p>
            </table:table-cell>
            <table:table-cell table:style-name="Table11.B3" office:value-type="string">
              <text:p text:style-name="P17">±6</text:p>
            </table:table-cell>
            <table:table-cell table:style-name="Table11.C3" office:value-type="string">
              <text:p text:style-name="P17">±3</text:p>
            </table:table-cell>
          </table:table-row>
        </table:table>
        <text:p text:style-name="P39">Any <text:span text:style-name="T1">Modifier</text:span> should be something significant to the scene—something that would perturb even an Exalt, <text:span text:style-name="T152">and you should not concern yourself with keeping track of anything and everything that </text:span><text:span text:style-name="T7">could</text:span><text:span text:style-name="T110"> be a modifier. <text:s/></text:span><text:span text:style-name="T111">Light rain, while thematic and aesthetic, would not be enough to affect the athletics skill of the Exalt.</text:span></text:p>
        <table:table table:name="Table2" table:style-name="Table2">
          <table:table-column table:style-name="Table2.A"/>
          <table:table-row table:style-name="Table2.1">
            <table:table-cell table:style-name="Table2.A1" office:value-type="string">
              <text:p text:style-name="Textbox_20_Heading">Natural Modifiers and Difficulty</text:p>
              <text:p text:style-name="Sidebar">Remember that Difficulty has its own inbuilt assumptions—many difficulties are set because they are a particular “base” level of challenge with a specific disadvantage: picking a difficult lock (3) vs. picking a difficult lock while blindfolded in a hurricane (9).</text:p>
              <text:p text:style-name="Sidebar">If a character uses a charm or power to dismiss part of that difficulty—removing all impairments caused by weather— <text:span text:style-name="T150">it </text:span>is the same as granting them an equivalent Advantage!</text:p>
            </table:table-cell>
          </table:table-row>
        </table:table>
        <text:p text:style-name="P110"/>
        <text:p text:style-name="P118"><text:soft-page-break/>Excellencies</text:p>
        <text:p text:style-name="P38">Exalts <text:span text:style-name="T79">aren’t restricted to simply </text:span><text:span text:style-name="T92">accepting</text:span><text:span text:style-name="T95"> the roll that is given to them. When they need to, they may activate their Exalt-specific </text:span><text:span text:style-name="T99">E</text:span><text:span text:style-name="T95">xcellency to push their roll further th</text:span><text:span text:style-name="T99">an they thought they could, </text:span><text:span text:style-name="T100">both before they perform the roll, or after the roll (and all power effects) have been finalized.</text:span></text:p>
        <text:p text:style-name="P57">For example, a Solar will be able to add their Ability Ranks as a number of Successes to their roll, turning what is a certain failure into a success.</text:p>
        <text:p text:style-name="P77"><text:span text:style-name="T117">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117">, as well as inflame their </text:span><text:a xlink:type="simple" xlink:href="#Anima Banner" text:style-name="Internet_20_link" text:visited-style-name="Visited_20_Internet_20_Link">Anima Banner</text:a><text:span text:style-name="T117">, </text:span><text:span text:style-name="T124">causing it to raise a level</text:span><text:span text:style-name="T118"> for the </text:span><text:span text:style-name="T119">remainder of the</text:span><text:span text:style-name="T118"> Scene</text:span><text:span text:style-name="T117">. </text:span><text:span text:style-name="T122">T</text:span><text:span text:style-name="T119">he first use </text:span><text:span text:style-name="T120">of the scene </text:span><text:span text:style-name="T119">will set the anima banner to</text:span><text:span text:style-name="T121"> </text:span><text:span text:style-name="T11">Glowing</text:span><text:span text:style-name="T119">, </text:span><text:span text:style-name="T123">while the second would set it to </text:span><text:span text:style-name="T12">Burning</text:span><text:span text:style-name="T123">.</text:span></text:p>
        <text:p text:style-name="P110">Stunting</text:p>
        <text:p text:style-name="P31">The setting of <text:span text:style-name="T5">Exalted</text:span> encourages wild, ambitious, and perhaps dangerous actions of the characters. When a player describes their character doing <text:span text:style-name="T145">their </text:span>action <text:span text:style-name="T145">in a fun and creative way</text:span>, the Storyteller should reward them. <text:s/><text:span text:style-name="T84">If the action described is reasonable </text:span><text:span text:style-name="T85">and adds to the Scene</text:span><text:span text:style-name="T144">, the Storyteller should simply let the Player dictate what happens without a roll—if a character swings from a chandelier in order to drop down on top of an enemy, don’t slow that down with an Athletics roll.</text:span></text:p>
        <text:p text:style-name="P53">If a roll is still required, the Storyteller should grant +2 Dice <text:span text:style-name="T146">(or +1 to </text:span><text:span text:style-name="T147">a Defense</text:span><text:span text:style-name="T146">)</text:span> <text:span text:style-name="T148">for</text:span> the action being performed—a reward and encouragement to others to engage with the setting and scenery. <text:s/>That said, Stunts should be kept short and sweet to keep the momentum of the game moving forward.</text:p>
        <text:p text:style-name="P53">Stunts should operate off of the “Rule of Cool,” and may bend the rules a bit, both of reality and the game—such as falling great distances to land perfectly in a pose.</text:p>
        <text:p text:style-name="P113"><text:bookmark-start text:name="Strifes"/>Strife<text:bookmark-end text:name="Strifes"/></text:p>
        <text:p text:style-name="P55">The world of Creation will push even the mighty Exalted to the brink, and in those moments of desperation, forcing them to delve into reserves they did not know they had—and can rarely replicate when needed. This moment is called a <text:span text:style-name="T1">Strife</text:span>.</text:p>
        <text:p text:style-name="P55">Strife is a powerful tool for Player Characters to change the world around them. By <text:span text:style-name="T161">expending the Strife, the character can either:</text:span></text:p>
        <text:list xml:id="list225113477743746" text:continue-numbering="true" text:style-name="Exalt_20_Dot">
          <text:list-item>
            <text:p text:style-name="P101">Reset any limited-use Power.</text:p>
          </text:list-item>
          <text:list-item>
            <text:p text:style-name="P101">Use a Lesser or Greater Power they have not purchased. (They do not need to meet the prerequisites, save that they must be <text:span text:style-name="T6">able</text:span><text:span text:style-name="T108"> to purchase it. A Solar cannot use a Lunar-specific Charm, for example.)</text:span></text:p>
          </text:list-item>
          <text:list-item>
            <text:p text:style-name="P102"><text:span text:style-name="T108">Invent a Charm-like Effect. <text:s/></text:span><text:span text:style-name="T114">T</text:span><text:span text:style-name="T113">he Player should feel free to dictate how they use their powers in a custom-tailored way for the situation, </text:span><text:span text:style-name="T114">though this does require Storyteller approval to make sure it doesn’t </text:span><text:span text:style-name="T8">directly</text:span><text:span text:style-name="T114"> solve the problem of the scene.</text:span></text:p>
          </text:list-item>
        </text:list>
        <text:h text:style-name="P125" text:outline-level="3">Gaining Strife</text:h>
        <text:p text:style-name="P71"><text:span text:style-name="T20">The Storyteller should award players Strife for roleplay: scenes where they go in depth of their characters, encounter drawbacks, suffer consequences, or simply “wow” the other Players with their </text:span><text:span text:style-name="T54">descriptions and engagement</text:span><text:span text:style-name="T20">.</text:span></text:p>
        <text:p text:style-name="P48">The Storyteller is encouraged to not be stingy with Strife—it should be a resource gained and spent multiple times during a Session.</text:p>
        <text:p text:style-name="P56">Multiple charges of Strife cannot be saved.</text:p>
        <table:table table:name="Table4" table:style-name="Table4">
          <table:table-column table:style-name="Table4.A"/>
          <table:table-row table:style-name="Table4.1">
            <table:table-cell table:style-name="Table4.A1" office:value-type="string">
              <text:p text:style-name="P92">The Emergency Bribe</text:p>
              <text:p text:style-name="P90">Sometimes things just don’t go your way in the stor<text:span text:style-name="T164">y—the players unexpectedly defeat and capture your recurring villain, stopping him from escaping when he was supposed to monologue and return later.</text:span></text:p>
              <text:p text:style-name="P91"><text:span text:style-name="T164">In a game as high-powered as Exalted, it happens to the best of us. You should try to play along with it as best as possible, but if you’ve really written yourself into a corner, you can bribe your Players with a Strife to let them go along with your plan. Try </text:span><text:span text:style-name="T67">to only use this option in an emergency.</text:span></text:p>
            </table:table-cell>
          </table:table-row>
        </table:table>
        <text:h text:style-name="P125" text:outline-level="3"><text:span text:style-name="T103">Strif</text:span><text:span text:style-name="T167">e Guidelin</text:span><text:span text:style-name="T168">e</text:span><text:span text:style-name="T167">s</text:span></text:h>
        <text:p text:style-name="P7"><text:span text:style-name="T163">When using a Strife, the action should simply happen without a roll. So long as a character </text:span><text:span text:style-name="T9">should</text:span><text:span text:style-name="T163"> be able to do something, and it is </text:span><text:span text:style-name="T9">cool</text:span><text:span text:style-name="T163"> for them to do so, it </text:span><text:span text:style-name="T9">does.</text:span><text:span text:style-name="T163"> In this way, </text:span><text:span text:style-name="T89">it</text:span><text:span text:style-name="T163"> can be thought of as a more powerful Stunt.</text:span></text:p>
        <text:p text:style-name="P7">There are a few guiding restrictions to keep in mind <text:span text:style-name="T103">with Strifes</text:span>, <text:span text:style-name="T162">which should </text:span></text:p>
        <text:list xml:id="list225113118642870" text:continue-numbering="true" text:style-name="Exalt_20_Dot">
          <text:list-item>
            <text:p text:style-name="P105">Other character’s actions cannot be dictated: only those under control of the Player’s.</text:p>
          </text:list-item>
          <text:list-item>
            <text:p text:style-name="P105">The Action cannot <text:span text:style-name="T5">directly</text:span> solve the scene; it can only assist and guide it.</text:p>
          </text:list-item>
          <text:list-item>
            <text:p text:style-name="P105">The Action should flow naturally from the character—a Solar cannot suddenly shapeshift, for example.</text:p>
          </text:list-item>
        </text:list>
        <text:p text:style-name="P104">Example</text:p>
        <text:p text:style-name="P128">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87">“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p text:style-name="P117"><text:bookmark-start text:name="Essence"/><text:soft-page-break/>Essence<text:bookmark-end text:name="Essence"/></text:p>
        <text:p text:style-name="Exalted"><text:span text:style-name="T20">Essence is the fundamental energy that flows through the world, all creatures, and mortals—</text:span><text:span text:style-name="T47">an energy that Exalts are naturally able to wield to their advantage. </text:span><text:span text:style-name="T20">A character’s Essence Rating is a measure of how in tune the character is with the flows of energy through and surrounding them. Much like an Attribute, </text:span><text:span text:style-name="T56">it</text:span><text:span text:style-name="T20"> </text:span><text:span text:style-name="T56">ranges</text:span><text:span text:style-name="T20"> between </text:span><text:span text:style-name="T62">1</text:span><text:span text:style-name="T20"> and </text:span><text:span text:style-name="T62">5</text:span><text:span text:style-name="T20"> </text:span><text:span text:style-name="T29">for Exalts. </text:span><text:span text:style-name="T20">Mortals have a Rating of </text:span><text:span text:style-name="T62">0</text:span><text:span text:style-name="T20">.</text:span></text:p>
        <text:p text:style-name="P31">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Sidebar_20_Heading">The Uniqueness of Player Characters</text:p>
              <text:p text:style-name="Sidebar">Player Characters are unusual in the sheer speed and heights they can reach with Essence. The constant stress and challenge of adventure accelerates the gain of Essence far beyond what is normal in the world of Exalted.</text:p>
              <text:p text:style-name="Sidebar">Non-Player Characters do not follow the same rapid gain of Essence that Player Characters do, and are often constrained and capped, limiting what Essence Rating they can reach based on their circumstances.</text:p>
              <text:p text:style-name="Sidebar">Dragonblooded, for example, would find it takes a lifetime to even reach Essence 3—only the eldest of their kind would have access to <text:span text:style-name="T82">Greater</text:span> Charms.</text:p>
            </table:table-cell>
          </table:table-row>
        </table:table>
        <text:h text:style-name="P120" text:outline-level="3">Motes</text:h>
        <text:p text:style-name="P67"><text:span text:style-name="T20">Essence expenditure is measured in </text:span><text:span text:style-name="T21">Motes</text:span><text:span text:style-name="T20">. When activating a Power that requires motes of Essence the exalt </text:span><text:span text:style-name="T58">will </text:span><text:span text:style-name="T69">first</text:span><text:span text:style-name="T73"> drain from their Personal Mote pool, and once that is exhausted they will drain from their Peripheral Mote Pool.</text:span></text:p>
        <text:list xml:id="list225113392535697" text:continue-numbering="true" text:style-name="Exalt_20_Dot">
          <text:list-item>
            <text:p text:style-name="P95"><text:span text:style-name="T25">Personal Motes</text:span><text:span text:style-name="T20"> are intrinsic to the character. Expenditure of these motes are subtle and do not agitate their anima banner. </text:span><text:span text:style-name="T46">T</text:span><text:span text:style-name="T64">his pool replenishes at a rate of 1 mote per hour of rest, or fully after a full night’s rest.</text:span></text:p>
          </text:list-item>
          <text:list-item>
            <text:p text:style-name="P94"><text:span text:style-name="T25">Peripheral Motes</text:span><text:span text:style-name="T20"> are the character’s ability to manipulate the world immediately surrounding them, channeling it to their will. Using these motes will </text:span><text:span text:style-name="T23">expose their anima banner</text:span><text:span text:style-name="T20">. </text:span><text:span text:style-name="T35">This pool is </text:span><text:span text:style-name="T48">completely</text:span><text:span text:style-name="T35"> r</text:span><text:span text:style-name="T30">efreshed at the </text:span><text:span text:style-name="T75">beginning of a new Scene.</text:span></text:p>
          </text:list-item>
        </text:list>
        <text:p text:style-name="P110"><text:bookmark-start text:name="Anima Banner"/>Anima Banner<text:bookmark-end text:name="Anima Banner"/></text:p>
        <text:p text:style-name="P37">Exalts are brimming with energy, their souls suffused with the crackling energy. <text:s/><text:span text:style-name="T143">Whenever they wish, they may choose to </text:span><text:span text:style-name="T83">inflame</text:span><text:span text:style-name="T143"> this energy, crackling their soul outward in various levels from a soft glow around their body to a full </text:span>towering bonfire of personal iconography and symbols deeply personal to the character.</text:p>
        <text:p text:style-name="P36">Whenever they <text:span text:style-name="T6">intentionally</text:span><text:span text:style-name="T108"> flare their Anima, they may also quickly retreat it back into their soul. <text:s/>(Both showing and recalling the anima is considered a Reflexive Action.</text:span></text:p>
        <text:p text:style-name="P31"><text:span text:style-name="T143">However, </text:span><text:span text:style-name="T83">when</text:span> a character <text:span text:style-name="T13">uses Peripheral Motes, </text:span><text:span text:style-name="T16">the Anima Banner will </text:span><text:span text:style-name="T10">uncontrollably</text:span><text:span text:style-name="T16"> start to spill out, and the Exalt cannot do anything but wait for time to pass before they </text:span><text:span text:style-name="T17">can recall it back into their soul.</text:span></text:p>
        <text:h text:style-name="P124" text:outline-level="3">Anima Steps</text:h>
        <text:p text:style-name="P63"><text:span text:style-name="T142">T</text:span>he anima gradually increases as the peripheral mote pool is depleted, but there are specific notable steps along the way:</text:p>
        <text:list xml:id="list225112369537835" text:continue-numbering="true" text:style-name="Exalt_20_Dot">
          <text:list-item>
            <text:p text:style-name="P107"><text:span text:style-name="T25">(</text:span><text:span text:style-name="T26">10</text:span><text:span text:style-name="T25">) Dim </text:span><text:span text:style-name="T20"><text:line-break/></text:span><text:span text:style-name="T42">This is considered the </text:span><text:span text:style-name="T27">default</text:span><text:span text:style-name="T44"> or </text:span><text:span text:style-name="T27">natural</text:span><text:span text:style-name="T44"> state of the anima. </text:span><text:span text:style-name="T20">It is invisible to all natural senses, but may be seen by those that can peek into the Spirit Realm.</text:span></text:p>
          </text:list-item>
          <text:list-item>
            <text:p text:style-name="P108"><text:span text:style-name="T25">(</text:span><text:span text:style-name="T28">5</text:span><text:span text:style-name="T25">) Glowing<text:line-break/></text:span><text:span text:style-name="T20">A thin outline of the anima appears around the character, with the respective Caste Mark appearing on their brow. Characters </text:span><text:span text:style-name="T49">standing face to face will most likely notice it, but may not be able to make out the exact iconography.</text:span></text:p>
          </text:list-item>
          <text:list-item>
            <text:p text:style-name="P108"><text:span text:style-name="T2">(3) Burning</text:span><text:line-break/>Essence burns and sheds from the Exalts body, much like the burning of a fire. The Caste Mark is unmistakable to any close-by.</text:p>
          </text:list-item>
          <text:list-item>
            <text:p text:style-name="P97"><text:span text:style-name="T1">(</text:span><text:span text:style-name="T4">1</text:span><text:span text:style-name="T1">) Bonfire <text:line-break/></text:span>A grand display of solidified Essence wraps around the body, shining its personal iconography to all of those in the scene.</text:p>
          </text:list-item>
        </text:list>
        <text:p text:style-name="P8">Once the first Peripheral Mote is spent, those in the scene are <text:span text:style-name="T6">able</text:span><text:span text:style-name="T108"> to notice the character’s anima banner—otherwise only those abilities to peer into a person’s soul would be able to do so.</text:span></text:p>
        <text:p text:style-name="P9"><text:span text:style-name="T108">The Difficulty for </text:span><text:span text:style-name="T6">general onlookers</text:span><text:span text:style-name="T108"> in the Scene to notice the Anima Banner is equal to how many Peripheral Motes are remaining. <text:s/></text:span></text:p>
        <text:p text:style-name="P9"><text:span text:style-name="T108">However, characters who are </text:span><text:span text:style-name="T6">face-to-face,</text:span><text:span text:style-name="T108"> or otherwise directly engaged with the Exalt, </text:span><text:span text:style-name="T115">typically do not have to roll to notice the anima Banner once it reaches the Glowing stage, </text:span><text:span text:style-name="T116">or are granted a Moderate (+4) Advantage to do so.</text:span></text:p>
        <text:p text:style-name="P36">The Anima Flare should dissipate by the start of a new Scene, or at a rate of 15 minutes per Step.</text:p>
        <text:p text:style-name="P110"/>
        <text:p text:style-name="P116"><text:bookmark-start text:name="The Great Curse"/>The Great Curse<text:bookmark-end text:name="The Great Curse"/></text:p>
        <text:p text:style-name="P3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31">Regardless of its source, every Exalt carries with them the Great Curse, an aggrandized character flaw that can interrupt and sabotage a character’s well meaning in spite of their better nature.</text:p>
        <text:p text:style-name="P42">Each individual Exaltation book details their Great Curse, but it is important to know that these are all <text:span text:style-name="T5">suggestions</text:span>. So long as a character has a flaw that affects their decision, it is an acceptable Great Curse. <text:span text:style-name="T154">Custom descriptions should always include three aspects: what the flaw exposes in the character, what triggers the flaw, and what the character will (most likely) do when they enter a Limit Break.</text:span></text:p>
        <text:list xml:id="list225112026457683" text:continue-numbering="true" text:style-name="Exalt_20_Dot">
          <text:list-item>
            <text:p text:style-name="P106"><text:span text:style-name="T25">Solars</text:span><text:span text:style-name="T20"> suffer </text:span><text:span text:style-name="T57">from</text:span><text:span text:style-name="T20"> their own Ego. They are those that tirelessly seek greatness and perfection, and may find others or even themselves not up to the standards they desire.</text:span></text:p>
          </text:list-item>
          <text:list-item>
            <text:p text:style-name="P109"><text:span text:style-name="T1">Lunars</text:span> suffer from being trapped between worlds and are conflicted by the unknown. Are they man or beast? A part of society or apart from it? Their form is constantly shifting, so who are they really?</text:p>
          </text:list-item>
          <text:list-item>
            <text:p text:style-name="P96"><text:span text:style-name="T25">Abyssals</text:span><text:span text:style-name="T20"> have a portion of their self consumed by the void: something that is lost and that can never be reclaimed. It may be their name and relations; their lost vitality; a loss of emotion and feeling.</text:span></text:p>
          </text:list-item>
        </text:list>
        <table:table table:name="Table10" table:style-name="Table10">
          <table:table-column table:style-name="Table10.A"/>
          <table:table-row table:style-name="Table10.1">
            <table:table-cell table:style-name="Table10.A1" office:value-type="string">
              <text:p text:style-name="P80">Fine Tuning Limit <text:span text:style-name="T157">Gain</text:span></text:p>
              <text:p text:style-name="P89">Each campaign will be different, <text:span text:style-name="T156">and certain limit </text:span><text:span text:style-name="T157">events will occur more or less often in the story you are portraying. Often this can be spotted before the game begins, but not always.</text:span></text:p>
              <text:p text:style-name="P88">If you find yourself gaining too much or too little <text:span text:style-name="T158">L</text:span>imit as the sessions happen <text:span text:style-name="T158">(the goal is an average of 1 per Session), feel free to fine tune and adjust the scope of the Limit Event.</text:span></text:p>
            </table:table-cell>
          </table:table-row>
        </table:table>
        <text:h text:style-name="P120" text:outline-level="3"><text:bookmark-start text:name="Limit"/>Limit<text:bookmark-end text:name="Limit"/></text:h>
        <text:p text:style-name="P40">The stress and wear of an Exalt’s life will build and press upon them, eventually driving them to a breaking point. This is represented by <text:span text:style-name="T13">Limit Points</text:span>.</text:p>
        <text:p text:style-name="P41">A Character gains <text:span text:style-name="T155">1</text:span> limi<text:span text:style-name="T155">t point by either encountering the triggering event they have detailed (</text:span><text:span text:style-name="T87">no more than once</text:span><text:span text:style-name="T155"> per scene), or by activating their Excellency.</text:span></text:p>
        <text:p text:style-name="P69"><text:span text:style-name="T43">Limit Points</text:span><text:span text:style-name="T20"> represent how strained the Exalt is—how much wear and tear their psyche and soul is under. </text:span><text:span text:style-name="T50">The character starts at 0, not being stressed, </text:span><text:span text:style-name="T51">and can raise up to</text:span><text:span text:style-name="T50"> 10, a level of </text:span><text:span text:style-name="T66">duress</text:span><text:span text:style-name="T50"> which they cannot stand anymore, </text:span><text:span text:style-name="T52">at which point they will </text:span><text:span text:style-name="T53">be forced</text:span><text:span text:style-name="T52"> </text:span><text:span text:style-name="T45">Limit Break.</text:span></text:p>
        <text:p text:style-name="P83">Breaking Early</text:p>
        <text:p text:style-name="P59">When a character is particularly stressed, such as by being defeated, having their goals turned against them, their Intimacies being credibly threatened, or any other event the Player deems “anguishing,” they may see if the character Limit Breaks early.</text:p>
        <text:p text:style-name="P59">Roll a 1d10.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54"><text:span text:style-name="T108">The Player, knowing their character better than any at the table, may </text:span><text:span text:style-name="T112">forgo the roll altogether and simply decide their character snaps.</text:span><text:span text:style-name="T108"> </text:span><text:span text:style-name="T112">Remember, this should highlight the character’s flaws, and how it can impact and impede the character’s own goals!</text:span></text:p>
        <table:table table:name="Table12" table:style-name="Table12">
          <table:table-column table:style-name="Table12.A"/>
          <table:table-row table:style-name="Table12.1">
            <table:table-cell table:style-name="Table12.A1" office:value-type="string">
              <text:p text:style-name="P79">The Calming Effect of Time</text:p>
              <text:p text:style-name="P75">Limit resets after a Limit Break, <text:span text:style-name="T134">which is the main</text:span>. However, long spans of rest, meditation, and peace may ease the Exalt down from their stressed life.</text:p>
              <text:p text:style-name="P75"/>
              <text:p text:style-name="P75">So long as the time breaks are particularly restful, the Exalt may lose 1 Limit per week.</text:p>
            </table:table-cell>
          </table:table-row>
        </table:table>
        <text:h text:style-name="Heading_20_3" text:outline-level="3">Limit Break</text:h>
        <text:p text:style-name="P68"><text:span text:style-name="T20">When a character </text:span><text:span text:style-name="T25">Limit Breaks, </text:span><text:span text:style-name="T20">they lose all perspective on anything that does not align with their </text:span><text:span text:style-name="T25">Great Curse</text:span><text:span text:style-name="T20"> and will make active and considered effort to fulfill it, </text:span><text:span text:style-name="T59">regardless of</text:span><text:span text:style-name="T20"> the consequences. </text:span></text:p>
        <text:p text:style-name="P44">A character Limit Breaking does not lose their faculties, nor do they forget their Intimacies—but those are simply <text:span text:style-name="T5">secondary</text:span> to their Great Curse. Often they will use convoluted and strange reasoning to justify their actions.</text:p>
        <text:p text:style-name="P44">A Limit Break lasts for an entire scene. Only performing a grave offense against their own deeply-held Intimacies would be enough to snap the character out of their actions <text:span text:style-name="T106">prematurely.</text:span></text:p>
        <text:p text:style-name="P44">At the end of a Limit Break, reset Limit to 0.</text:p>
        <text:p text:style-name="P45">During a Limit Break, the character does not gain any limit—even from activating their Excellencies. This <text:span text:style-name="T159">effectively</text:span> <text:span text:style-name="T88">grants them free use of the Excellency for the entire scene, though it will still raise their anima level.</text:span></text:p>
        <table:table table:name="Table5" table:style-name="Table5">
          <table:table-column table:style-name="Table5.A"/>
          <table:table-row table:style-name="Table5.1">
            <table:table-cell table:style-name="Table5.A1" office:value-type="string">
              <text:p text:style-name="P78">Ticking Time Bomb</text:p>
              <text:p text:style-name="P74">There will be occasions when a character enters Limit Break, but turning it into a Limit Break Scene just doesn’t fit—it occurred during a<text:span text:style-name="T160">n otherwise</text:span> lighthearted scene, or when the Exalt is in the middle of nowhere on their own, or the scene was just wrapping up.</text:p>
              <text:p text:style-name="P74"/>
              <text:p text:style-name="P74">If this occurs, with both the Storyteller and Player in agreement, the Character can postpone the Limit Break to a more appropriate scene—just don’t wait <text:span text:style-name="T5">too </text:span>long.</text:p>
            </table:table-cell>
          </table:table-row>
        </table:table>
        <text:p text:style-name="P112">Storyteller Timelines</text:p>
        <text:p text:style-name="P43">Rather than count the exact minutes and hours of effects, Exalted rel<text:span text:style-name="T86">ies on a more cinematic sense of time.</text:span></text:p>
        <text:list xml:id="list225112575168918" text:continue-numbering="true" text:style-name="Exalt_20_Dot">
          <text:list-item>
            <text:p text:style-name="P99">Round<text:span text:style-name="T13"><text:line-break/></text:span><text:soft-page-break/><text:span text:style-name="T18">Enough time for all characters present in the scene to perform at least one set of Actions.</text:span></text:p>
          </text:list-item>
          <text:list-item>
            <text:p text:style-name="P100">Scene<text:span text:style-name="T13"><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100">Session<text:span text:style-name="T13"><text:line-break/>A single sitting of when Players begin and end roleplaying, spanning an entire night.</text:span></text:p>
          </text:list-item>
          <text:list-item>
            <text:p text:style-name="P100">Story<text:span text:style-name="T13"><text:line-break/>Several sessions that form a full narrative arch: from establishing a threat to reaching the resolution.</text:span></text:p>
          </text:list-item>
          <text:list-item>
            <text:p text:style-name="P98"><text:span text:style-name="T3">Chronicle</text:span><text:span text:style-name="T19"><text:line-break/>A complete game, encompassing all the stories relevant to a set of characters.</text:span></text:p>
          </text:list-item>
        </text:list>
        <text:p text:style-name="P110">Magnitudes</text:p>
        <text:p text:style-name="P31"><text:span text:style-name="T5">Exalted</text:span> is styled in more of a cinematic, broad-sweeping style game rather than a precise simulation war-game. Instead of detailing out every person, time frame, or area, it will instead deal with measures of <text:span text:style-name="T5">magnitude.</text:span></text:p>
        <text:p text:style-name="P31">Some Powers will declare an increase (or decrease) in a <text:span text:style-name="T5">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21">Group Magnitudes</text:p>
            </table:table-cell>
            <table:covered-table-cell/>
            <table:covered-table-cell/>
            <table:covered-table-cell/>
            <table:covered-table-cell/>
          </table:table-row>
          <table:table-row table:style-name="Table7.1">
            <table:table-cell table:style-name="Table7.A2" office:value-type="string">
              <text:p text:style-name="P27">Scale</text:p>
            </table:table-cell>
            <table:table-cell table:style-name="Table7.B2" office:value-type="string">
              <text:p text:style-name="P27">Population</text:p>
            </table:table-cell>
            <table:table-cell table:style-name="Table7.C2" office:value-type="string">
              <text:p text:style-name="P27">Name</text:p>
            </table:table-cell>
            <table:table-cell table:style-name="Table7.D2" table:number-columns-spanned="2" office:value-type="string">
              <text:p text:style-name="P29"><text:span text:style-name="T20">Military Designation</text:span><text:span text:style-name="T33">s</text:span></text:p>
            </table:table-cell>
            <table:covered-table-cell/>
          </table:table-row>
          <table:table-row table:style-name="Table7.1">
            <table:table-cell table:style-name="Table7.A3" office:value-type="string">
              <text:p text:style-name="P16">1</text:p>
            </table:table-cell>
            <table:table-cell table:style-name="Table7.B3" office:value-type="string">
              <text:p text:style-name="P10">1</text:p>
            </table:table-cell>
            <table:table-cell table:style-name="Table7.B3" office:value-type="string">
              <text:p text:style-name="P10">Individual</text:p>
            </table:table-cell>
            <table:table-cell table:style-name="Table7.D3" office:value-type="string">
              <text:p text:style-name="P10">-</text:p>
            </table:table-cell>
            <table:table-cell table:style-name="Table7.A3" office:value-type="string">
              <text:p text:style-name="P10">-</text:p>
            </table:table-cell>
          </table:table-row>
          <table:table-row table:style-name="Table7.1">
            <table:table-cell table:style-name="Table7.A4" office:value-type="string">
              <text:p text:style-name="P16">2</text:p>
            </table:table-cell>
            <table:table-cell table:style-name="Table7.B4" office:value-type="string">
              <text:p text:style-name="P10">10</text:p>
            </table:table-cell>
            <table:table-cell table:style-name="Table7.C4" office:value-type="string">
              <text:p text:style-name="P10">Party/Group</text:p>
            </table:table-cell>
            <table:table-cell table:style-name="Table7.D4" office:value-type="string">
              <text:p text:style-name="P10">Squad </text:p>
            </table:table-cell>
            <table:table-cell table:style-name="Table7.E4" office:value-type="string">
              <text:p text:style-name="P15">Fang</text:p>
            </table:table-cell>
          </table:table-row>
          <table:table-row table:style-name="Table7.1">
            <table:table-cell table:style-name="Table7.A3" office:value-type="string">
              <text:p text:style-name="P16">3</text:p>
            </table:table-cell>
            <table:table-cell table:style-name="Table7.B3" office:value-type="string">
              <text:p text:style-name="P10">50</text:p>
            </table:table-cell>
            <table:table-cell table:style-name="Table7.B3" office:value-type="string">
              <text:p text:style-name="P10">Crowd</text:p>
            </table:table-cell>
            <table:table-cell table:style-name="Table7.D3" office:value-type="string">
              <text:p text:style-name="P10">Troop </text:p>
            </table:table-cell>
            <table:table-cell table:style-name="Table7.A3" office:value-type="string">
              <text:p text:style-name="P15">Scale</text:p>
            </table:table-cell>
          </table:table-row>
          <table:table-row table:style-name="Table7.1">
            <table:table-cell table:style-name="Table7.A6" office:value-type="string">
              <text:p text:style-name="P16">4</text:p>
            </table:table-cell>
            <table:table-cell table:style-name="Table7.B6" office:value-type="string">
              <text:p text:style-name="P10">100</text:p>
            </table:table-cell>
            <table:table-cell table:style-name="Table7.C6" office:value-type="string">
              <text:p text:style-name="P10">Hamlet</text:p>
            </table:table-cell>
            <table:table-cell table:style-name="Table7.D6" office:value-type="string">
              <text:p text:style-name="P10">Company </text:p>
            </table:table-cell>
            <table:table-cell table:style-name="Table7.E6" office:value-type="string">
              <text:p text:style-name="P15">Talon</text:p>
            </table:table-cell>
          </table:table-row>
          <table:table-row table:style-name="Table7.1">
            <table:table-cell table:style-name="Table7.A3" office:value-type="string">
              <text:p text:style-name="P16">5</text:p>
            </table:table-cell>
            <table:table-cell table:style-name="Table7.B3" office:value-type="string">
              <text:p text:style-name="P10">500</text:p>
            </table:table-cell>
            <table:table-cell table:style-name="Table7.B3" office:value-type="string">
              <text:p text:style-name="P10">Village</text:p>
            </table:table-cell>
            <table:table-cell table:style-name="Table7.D3" office:value-type="string">
              <text:p text:style-name="P10">Battalion </text:p>
            </table:table-cell>
            <table:table-cell table:style-name="Table7.A3" office:value-type="string">
              <text:p text:style-name="P15">Wing</text:p>
            </table:table-cell>
          </table:table-row>
          <table:table-row table:style-name="Table7.1">
            <table:table-cell table:style-name="Table7.A8" office:value-type="string">
              <text:p text:style-name="P12">6</text:p>
            </table:table-cell>
            <table:table-cell table:style-name="Table7.B8" office:value-type="string">
              <text:p text:style-name="P10">1,000</text:p>
            </table:table-cell>
            <table:table-cell table:style-name="Table7.C8" office:value-type="string">
              <text:p text:style-name="P10">Town</text:p>
            </table:table-cell>
            <table:table-cell table:style-name="Table7.D8" office:value-type="string">
              <text:p text:style-name="P10">Regiment </text:p>
            </table:table-cell>
            <table:table-cell table:style-name="Table7.E8" office:value-type="string">
              <text:p text:style-name="P15">Dragon</text:p>
            </table:table-cell>
          </table:table-row>
          <table:table-row table:style-name="Table7.1">
            <table:table-cell table:style-name="Table7.A3" office:value-type="string">
              <text:p text:style-name="P13">7</text:p>
            </table:table-cell>
            <table:table-cell table:style-name="Table7.B3" office:value-type="string">
              <text:p text:style-name="P10">10,000</text:p>
            </table:table-cell>
            <table:table-cell table:style-name="Table7.B3" office:value-type="string">
              <text:p text:style-name="P10">City</text:p>
            </table:table-cell>
            <table:table-cell table:style-name="Table7.D3" office:value-type="string">
              <text:p text:style-name="P10">Army</text:p>
            </table:table-cell>
            <table:table-cell table:style-name="Table7.A3" office:value-type="string">
              <text:p text:style-name="P15">Legion</text:p>
            </table:table-cell>
          </table:table-row>
          <table:table-row table:style-name="Table7.1">
            <table:table-cell table:style-name="Table7.A10" office:value-type="string">
              <text:p text:style-name="P13">8</text:p>
            </table:table-cell>
            <table:table-cell table:style-name="Table7.B10" office:value-type="string">
              <text:p text:style-name="P10">100,000</text:p>
            </table:table-cell>
            <table:table-cell table:style-name="Table7.C10" office:value-type="string">
              <text:p text:style-name="P10">Prefecture</text:p>
            </table:table-cell>
            <table:table-cell table:style-name="Table7.D10" office:value-type="string">
              <text:p text:style-name="P10">-</text:p>
            </table:table-cell>
            <table:table-cell table:style-name="Table7.E10" office:value-type="string">
              <text:p text:style-name="P10">-</text:p>
            </table:table-cell>
          </table:table-row>
          <table:table-row table:style-name="Table7.1">
            <table:table-cell table:style-name="Table7.A11" office:value-type="string">
              <text:p text:style-name="P13">9</text:p>
            </table:table-cell>
            <table:table-cell table:style-name="Table7.B11" office:value-type="string">
              <text:p text:style-name="P10">1,000,000</text:p>
            </table:table-cell>
            <table:table-cell table:style-name="Table7.C11" office:value-type="string">
              <text:p text:style-name="P10">Province</text:p>
            </table:table-cell>
            <table:table-cell table:style-name="Table7.D11" office:value-type="string">
              <text:p text:style-name="P10">-</text:p>
            </table:table-cell>
            <table:table-cell table:style-name="Table7.E11" office:value-type="string">
              <text:p text:style-name="P10">-</text:p>
            </table:table-cell>
          </table:table-row>
        </table:table>
        <table:table table:name="Table8" table:style-name="Table8">
          <table:table-column table:style-name="Table8.A"/>
          <table:table-column table:style-name="Table8.B"/>
          <table:table-row table:style-name="Table8.1">
            <table:table-cell table:style-name="Table8.A1" table:number-columns-spanned="2" office:value-type="string">
              <text:p text:style-name="P26">Time Magnitudes</text:p>
            </table:table-cell>
            <table:covered-table-cell/>
          </table:table-row>
          <table:table-row table:style-name="Table8.1">
            <table:table-cell table:style-name="Table8.A2" office:value-type="string">
              <text:p text:style-name="P30">Scale</text:p>
            </table:table-cell>
            <table:table-cell table:style-name="Table8.B2" office:value-type="string">
              <text:p text:style-name="P28">Name</text:p>
            </table:table-cell>
          </table:table-row>
          <table:table-row table:style-name="Table8.1">
            <table:table-cell table:style-name="Table8.A3" office:value-type="string">
              <text:p text:style-name="P19">1</text:p>
            </table:table-cell>
            <table:table-cell table:style-name="Table8.A3" office:value-type="string">
              <text:p text:style-name="P11">Second (Instant)</text:p>
            </table:table-cell>
          </table:table-row>
          <table:table-row table:style-name="Table8.1">
            <table:table-cell table:style-name="Table8.A4" office:value-type="string">
              <text:p text:style-name="P19">2</text:p>
            </table:table-cell>
            <table:table-cell table:style-name="Table8.B4" office:value-type="string">
              <text:p text:style-name="P11">Minute (Moment)</text:p>
            </table:table-cell>
          </table:table-row>
          <table:table-row table:style-name="Table8.1">
            <table:table-cell table:style-name="Table8.A3" office:value-type="string">
              <text:p text:style-name="P19">3</text:p>
            </table:table-cell>
            <table:table-cell table:style-name="Table8.A3" office:value-type="string">
              <text:p text:style-name="P11">Hour</text:p>
            </table:table-cell>
          </table:table-row>
          <table:table-row table:style-name="Table8.1">
            <table:table-cell table:style-name="Table8.A6" office:value-type="string">
              <text:p text:style-name="P19">4</text:p>
            </table:table-cell>
            <table:table-cell table:style-name="Table8.B6" office:value-type="string">
              <text:p text:style-name="P11">Day</text:p>
            </table:table-cell>
          </table:table-row>
          <table:table-row table:style-name="Table8.1">
            <table:table-cell table:style-name="Table8.A3" office:value-type="string">
              <text:p text:style-name="P19">5</text:p>
            </table:table-cell>
            <table:table-cell table:style-name="Table8.A3" office:value-type="string">
              <text:p text:style-name="P11">Week</text:p>
            </table:table-cell>
          </table:table-row>
          <table:table-row table:style-name="Table8.1">
            <table:table-cell table:style-name="Table8.A8" office:value-type="string">
              <text:p text:style-name="P19">6</text:p>
            </table:table-cell>
            <table:table-cell table:style-name="Table8.B8" office:value-type="string">
              <text:p text:style-name="P11">Month</text:p>
            </table:table-cell>
          </table:table-row>
          <table:table-row table:style-name="Table8.1">
            <table:table-cell table:style-name="Table8.A3" office:value-type="string">
              <text:p text:style-name="P19">7</text:p>
            </table:table-cell>
            <table:table-cell table:style-name="Table8.A3" office:value-type="string">
              <text:p text:style-name="P11">Season</text:p>
            </table:table-cell>
          </table:table-row>
          <table:table-row table:style-name="Table8.1">
            <table:table-cell table:style-name="Table8.A10" office:value-type="string">
              <text:p text:style-name="P19">8</text:p>
            </table:table-cell>
            <table:table-cell table:style-name="Table8.B10" office:value-type="string">
              <text:p text:style-name="P11">Year</text:p>
            </table:table-cell>
          </table:table-row>
          <table:table-row table:style-name="Table8.1">
            <table:table-cell table:style-name="Table8.A11" office:value-type="string">
              <text:p text:style-name="P18">9</text:p>
            </table:table-cell>
            <table:table-cell table:style-name="Table8.B11" office:value-type="string">
              <text:p text:style-name="P11">Decade</text:p>
            </table:table-cell>
          </table:table-row>
          <table:table-row table:style-name="Table8.1">
            <table:table-cell table:style-name="Table8.A12" office:value-type="string">
              <text:p text:style-name="P14">10</text:p>
            </table:table-cell>
            <table:table-cell table:style-name="Table8.B12" office:value-type="string">
              <text:p text:style-name="P11">Century</text:p>
            </table:table-cell>
          </table:table-row>
        </table:table>
        <text:p text:style-name="P111">Elsewhere and Equipment</text:p>
        <text:p text:style-name="P47">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47">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46">Depositing or retrieving equipment from Elsewhere takes an entire Action.</text:p>
        <text:p text:style-name="P70"><text:span text:style-name="T20">Sidereals have labeled this flaw as “Elsewhere,” since the items are neither </text:span><text:span text:style-name="T22">here</text:span><text:span text:style-name="T20"> nor </text:span><text:span text:style-name="T22">there</text:span><text:span text:style-name="T20">, but </text:span><text:span text:style-name="T60">simply somewhere…</text:span><text:span text:style-name="T20">else. </text:span><text:span text:style-name="T31">Certainly it is something that needs to be fixed. Eventually. </text:span><text:span text:style-name="T32">Preferably by someone else.</text:span></text:p>
        <text:p text:style-name="P70"><text:span text:style-name="T20">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61">their mind and soul has far too great of self-awareness to be forgotten by reality.</text:span></text:p>
        <text:p text:style-name="P47">As well, while time does not affect items <text:span text:style-name="T6">inside</text:span> of Elsewhere, <text:span text:style-name="T107">the moment it is pulled out reality will quickly reassert itself. Food would rot within seconds, and we iron rust within a blink of an eye.</text:span></text:p>
        <text:p text:style-name="P86">Items stored in Elsewhere of a dead Exalt will eventually reassert themselves into reality—often by finding themselves in nearby containers that may not have existed until needed for this precise purpos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Times New Roman1" svg:font-family="'Times New Roman'" style:font-family-generic="roman"/>
    <style:font-face style:name="Goudy1" svg:font-family="Goudy" style:font-adornments="Regular"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Goudy Old Style" svg:font-family="'Goudy Old Style'" style:font-adornments="Regular"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text-transform="capitalize"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list-style-name="" style:class="text">
      <style:paragraph-properties fo:margin-left="0in" fo:margin-right="0in" fo:margin-top="0.1in" fo:margin-bottom="0in" style:contextual-spacing="false" fo:line-height="100%" fo:text-align="start" style:justify-single-word="false" fo:keep-together="always" fo:orphans="2" fo:widows="2" fo:hyphenation-ladder-count="no-limit" fo:text-indent="0in" style:auto-text-indent="false" fo:keep-with-next="always" style:punctuation-wrap="simple" style:writing-mode="lr-tb"/>
      <style:text-properties fo:color="#1c4587" loext:opacity="100%" style:font-name="Envision Roman1" fo:font-family="'Envision Roman'" style:font-family-generic="swiss" style:font-pitch="variable" fo:font-size="18pt" fo:font-weight="normal"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4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Times New Roman2" fo:font-family="'Times New Roman'" style:font-style-name="Italic" style:font-family-generic="roman" style:font-pitch="variable" fo:font-size="10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1c4587"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22T22:51:11.793000000</dc:date>
    <meta:editing-cycles>358</meta:editing-cycles>
    <dc:title>General System</dc:title>
    <meta:editing-duration>PT23H1M48S</meta:editing-duration>
    <meta:generator>LibreOffice/7.1.3.2$Windows_X86_64 LibreOffice_project/47f78053abe362b9384784d31a6e56f8511eb1c1</meta:generator>
    <dc:creator>Samuel Smith</dc:creator>
    <meta:document-statistic meta:table-count="11" meta:image-count="0" meta:object-count="0" meta:page-count="6" meta:paragraph-count="249" meta:word-count="4481" meta:character-count="25888" meta:non-whitespace-character-count="21688"/>
  </office:meta>
</office:document-meta>
</file>